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383.34mm" svg:height="157.54mm" svg:x="417.35mm" svg:y="123.68mm">
            <draw:object draw:notify-on-update-of-ranges="CapnZeroEval.V1:CapnZeroEval.V24 CapnZeroEval.K24:CapnZeroEval.K24 CapnZeroEval.M24:CapnZeroEval.M44 CapnZeroEval.I1:CapnZeroEval.I1 CapnZeroEval.A1:CapnZeroEval.A1 CapnZeroEval.C1:CapnZeroEval.C21 CapnZeroEval.U1:CapnZeroEval.U1 CapnZeroEval.W1:CapnZeroEval.W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CapnZeroEval.B46:CapnZeroEval.B63 CapnZeroEval.B46:CapnZeroEval.B63 CapnZeroEval.A46:CapnZeroEval.A46 CapnZeroEval.C46:CapnZeroEval.C63 CapnZeroEval.V46:CapnZeroEval.V52 CapnZeroEval.U46:CapnZeroEval.U46 CapnZeroEval.W46:CapnZeroEval.W52 CapnZeroEval.L46:CapnZeroEval.L60 CapnZeroEval.K52:CapnZeroEval.K52 CapnZeroEval.M46:CapnZeroEval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ROS/Slow</text:p>
          </table:table-cell>
          <table:table-cell office:value-type="float" office:value="2" calcext:value-type="float">
            <text:p>2</text:p>
          </table:table-cell>
          <table:table-cell office:value-type="float" office:value="674065.890562" calcext:value-type="float">
            <text:p>674065.890562</text:p>
          </table:table-cell>
          <table:table-cell office:value-type="float" office:value="90022.068375" calcext:value-type="float">
            <text:p>90022.068375</text:p>
          </table:table-cell>
          <table:table-cell office:value-type="float" office:value="184850" calcext:value-type="float">
            <text:p>184850</text:p>
          </table:table-cell>
          <table:table-cell office:value-type="float" office:value="844369" calcext:value-type="float">
            <text:p>84436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" calcext:value-type="float">
            <text:p>2</text:p>
          </table:table-cell>
          <table:table-cell office:value-type="float" office:value="661584.027027" calcext:value-type="float">
            <text:p>661584.027027</text:p>
          </table:table-cell>
          <table:table-cell office:value-type="float" office:value="896796.432419" calcext:value-type="float">
            <text:p>896796.432419</text:p>
          </table:table-cell>
          <table:table-cell office:value-type="float" office:value="220967" calcext:value-type="float">
            <text:p>220967</text:p>
          </table:table-cell>
          <table:table-cell office:value-type="float" office:value="24846677" calcext:value-type="float">
            <text:p>2484667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" calcext:value-type="float">
            <text:p>2</text:p>
          </table:table-cell>
          <table:table-cell office:value-type="float" office:value="560608.156469" calcext:value-type="float">
            <text:p>560608.156469</text:p>
          </table:table-cell>
          <table:table-cell office:value-type="float" office:value="60578.036274" calcext:value-type="float">
            <text:p>60578.036274</text:p>
          </table:table-cell>
          <table:table-cell office:value-type="float" office:value="231974" calcext:value-type="float">
            <text:p>231974</text:p>
          </table:table-cell>
          <table:table-cell office:value-type="float" office:value="672118" calcext:value-type="float">
            <text:p>67211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" calcext:value-type="float">
            <text:p>2</text:p>
          </table:table-cell>
          <table:table-cell office:value-type="float" office:value="536619.478958" calcext:value-type="float">
            <text:p>536619.478958</text:p>
          </table:table-cell>
          <table:table-cell office:value-type="float" office:value="76269.2426" calcext:value-type="float">
            <text:p>76269.2426</text:p>
          </table:table-cell>
          <table:table-cell office:value-type="float" office:value="187249" calcext:value-type="float">
            <text:p>187249</text:p>
          </table:table-cell>
          <table:table-cell office:value-type="float" office:value="685894" calcext:value-type="float">
            <text:p>685894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" calcext:value-type="float">
            <text:p>3</text:p>
          </table:table-cell>
          <table:table-cell office:value-type="float" office:value="702438.685686" calcext:value-type="float">
            <text:p>702438.685686</text:p>
          </table:table-cell>
          <table:table-cell office:value-type="float" office:value="98281.113218" calcext:value-type="float">
            <text:p>98281.113218</text:p>
          </table:table-cell>
          <table:table-cell office:value-type="float" office:value="183985" calcext:value-type="float">
            <text:p>183985</text:p>
          </table:table-cell>
          <table:table-cell office:value-type="float" office:value="842119" calcext:value-type="float">
            <text:p>842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" calcext:value-type="float">
            <text:p>3</text:p>
          </table:table-cell>
          <table:table-cell office:value-type="float" office:value="621455.901" calcext:value-type="float">
            <text:p>621455.901</text:p>
          </table:table-cell>
          <table:table-cell office:value-type="float" office:value="68686.121919" calcext:value-type="float">
            <text:p>68686.121919</text:p>
          </table:table-cell>
          <table:table-cell office:value-type="float" office:value="206724" calcext:value-type="float">
            <text:p>206724</text:p>
          </table:table-cell>
          <table:table-cell office:value-type="float" office:value="730177" calcext:value-type="float">
            <text:p>7301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" calcext:value-type="float">
            <text:p>3</text:p>
          </table:table-cell>
          <table:table-cell office:value-type="float" office:value="537204.398" calcext:value-type="float">
            <text:p>537204.398</text:p>
          </table:table-cell>
          <table:table-cell office:value-type="float" office:value="72863.370156" calcext:value-type="float">
            <text:p>72863.370156</text:p>
          </table:table-cell>
          <table:table-cell office:value-type="float" office:value="174621" calcext:value-type="float">
            <text:p>174621</text:p>
          </table:table-cell>
          <table:table-cell office:value-type="float" office:value="651271" calcext:value-type="float">
            <text:p>6512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" calcext:value-type="float">
            <text:p>3</text:p>
          </table:table-cell>
          <table:table-cell office:value-type="float" office:value="535312.885" calcext:value-type="float">
            <text:p>535312.885</text:p>
          </table:table-cell>
          <table:table-cell office:value-type="float" office:value="74976.90577" calcext:value-type="float">
            <text:p>74976.90577</text:p>
          </table:table-cell>
          <table:table-cell office:value-type="float" office:value="181322" calcext:value-type="float">
            <text:p>181322</text:p>
          </table:table-cell>
          <table:table-cell office:value-type="float" office:value="657586" calcext:value-type="float">
            <text:p>657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" calcext:value-type="float">
            <text:p>5</text:p>
          </table:table-cell>
          <table:table-cell office:value-type="float" office:value="685197.536537" calcext:value-type="float">
            <text:p>685197.536537</text:p>
          </table:table-cell>
          <table:table-cell office:value-type="float" office:value="88310.807591" calcext:value-type="float">
            <text:p>88310.807591</text:p>
          </table:table-cell>
          <table:table-cell office:value-type="float" office:value="237688" calcext:value-type="float">
            <text:p>237688</text:p>
          </table:table-cell>
          <table:table-cell office:value-type="float" office:value="795039" calcext:value-type="float">
            <text:p>79503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" calcext:value-type="float">
            <text:p>5</text:p>
          </table:table-cell>
          <table:table-cell office:value-type="float" office:value="635871.009" calcext:value-type="float">
            <text:p>635871.009</text:p>
          </table:table-cell>
          <table:table-cell office:value-type="float" office:value="58755.263221" calcext:value-type="float">
            <text:p>58755.263221</text:p>
          </table:table-cell>
          <table:table-cell office:value-type="float" office:value="215339" calcext:value-type="float">
            <text:p>215339</text:p>
          </table:table-cell>
          <table:table-cell office:value-type="float" office:value="766293" calcext:value-type="float">
            <text:p>766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" calcext:value-type="float">
            <text:p>5</text:p>
          </table:table-cell>
          <table:table-cell office:value-type="float" office:value="551361.586" calcext:value-type="float">
            <text:p>551361.586</text:p>
          </table:table-cell>
          <table:table-cell office:value-type="float" office:value="62380.43203" calcext:value-type="float">
            <text:p>62380.43203</text:p>
          </table:table-cell>
          <table:table-cell office:value-type="float" office:value="151783" calcext:value-type="float">
            <text:p>151783</text:p>
          </table:table-cell>
          <table:table-cell office:value-type="float" office:value="674147" calcext:value-type="float">
            <text:p>674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" calcext:value-type="float">
            <text:p>5</text:p>
          </table:table-cell>
          <table:table-cell office:value-type="float" office:value="569064.155" calcext:value-type="float">
            <text:p>569064.155</text:p>
          </table:table-cell>
          <table:table-cell office:value-type="float" office:value="57982.033323" calcext:value-type="float">
            <text:p>57982.033323</text:p>
          </table:table-cell>
          <table:table-cell office:value-type="float" office:value="221242" calcext:value-type="float">
            <text:p>221242</text:p>
          </table:table-cell>
          <table:table-cell office:value-type="float" office:value="667741" calcext:value-type="float">
            <text:p>6677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9" calcext:value-type="float">
            <text:p>9</text:p>
          </table:table-cell>
          <table:table-cell office:value-type="float" office:value="679631.544545" calcext:value-type="float">
            <text:p>679631.544545</text:p>
          </table:table-cell>
          <table:table-cell office:value-type="float" office:value="90410.679826" calcext:value-type="float">
            <text:p>90410.679826</text:p>
          </table:table-cell>
          <table:table-cell office:value-type="float" office:value="207830" calcext:value-type="float">
            <text:p>207830</text:p>
          </table:table-cell>
          <table:table-cell office:value-type="float" office:value="818979" calcext:value-type="float">
            <text:p>81897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9" calcext:value-type="float">
            <text:p>9</text:p>
          </table:table-cell>
          <table:table-cell office:value-type="float" office:value="630406.455" calcext:value-type="float">
            <text:p>630406.455</text:p>
          </table:table-cell>
          <table:table-cell office:value-type="float" office:value="60257.288039" calcext:value-type="float">
            <text:p>60257.288039</text:p>
          </table:table-cell>
          <table:table-cell office:value-type="float" office:value="248207" calcext:value-type="float">
            <text:p>248207</text:p>
          </table:table-cell>
          <table:table-cell office:value-type="float" office:value="747345" calcext:value-type="float">
            <text:p>747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9" calcext:value-type="float">
            <text:p>9</text:p>
          </table:table-cell>
          <table:table-cell office:value-type="float" office:value="534952.956" calcext:value-type="float">
            <text:p>534952.956</text:p>
          </table:table-cell>
          <table:table-cell office:value-type="float" office:value="75680.004893" calcext:value-type="float">
            <text:p>75680.004893</text:p>
          </table:table-cell>
          <table:table-cell office:value-type="float" office:value="156870" calcext:value-type="float">
            <text:p>156870</text:p>
          </table:table-cell>
          <table:table-cell office:value-type="float" office:value="1114380" calcext:value-type="float">
            <text:p>11143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9" calcext:value-type="float">
            <text:p>9</text:p>
          </table:table-cell>
          <table:table-cell office:value-type="float" office:value="563388.28" calcext:value-type="float">
            <text:p>563388.28</text:p>
          </table:table-cell>
          <table:table-cell office:value-type="float" office:value="66506.991251" calcext:value-type="float">
            <text:p>66506.991251</text:p>
          </table:table-cell>
          <table:table-cell office:value-type="float" office:value="190989" calcext:value-type="float">
            <text:p>190989</text:p>
          </table:table-cell>
          <table:table-cell office:value-type="float" office:value="696128" calcext:value-type="float">
            <text:p>696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7" calcext:value-type="float">
            <text:p>17</text:p>
          </table:table-cell>
          <table:table-cell office:value-type="float" office:value="688235.365365" calcext:value-type="float">
            <text:p>688235.365365</text:p>
          </table:table-cell>
          <table:table-cell office:value-type="float" office:value="60941.559178" calcext:value-type="float">
            <text:p>60941.559178</text:p>
          </table:table-cell>
          <table:table-cell office:value-type="float" office:value="259445" calcext:value-type="float">
            <text:p>259445</text:p>
          </table:table-cell>
          <table:table-cell office:value-type="float" office:value="848641" calcext:value-type="float">
            <text:p>8486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7" calcext:value-type="float">
            <text:p>17</text:p>
          </table:table-cell>
          <table:table-cell office:value-type="float" office:value="621595.482" calcext:value-type="float">
            <text:p>621595.482</text:p>
          </table:table-cell>
          <table:table-cell office:value-type="float" office:value="84261.34892" calcext:value-type="float">
            <text:p>84261.34892</text:p>
          </table:table-cell>
          <table:table-cell office:value-type="float" office:value="233600" calcext:value-type="float">
            <text:p>233600</text:p>
          </table:table-cell>
          <table:table-cell office:value-type="float" office:value="752371" calcext:value-type="float">
            <text:p>7523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7" calcext:value-type="float">
            <text:p>17</text:p>
          </table:table-cell>
          <table:table-cell office:value-type="float" office:value="495547.786" calcext:value-type="float">
            <text:p>495547.786</text:p>
          </table:table-cell>
          <table:table-cell office:value-type="float" office:value="79292.48784" calcext:value-type="float">
            <text:p>79292.48784</text:p>
          </table:table-cell>
          <table:table-cell office:value-type="float" office:value="197123" calcext:value-type="float">
            <text:p>197123</text:p>
          </table:table-cell>
          <table:table-cell office:value-type="float" office:value="1105812" calcext:value-type="float">
            <text:p>1105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7" calcext:value-type="float">
            <text:p>17</text:p>
          </table:table-cell>
          <table:table-cell office:value-type="float" office:value="560534.076" calcext:value-type="float">
            <text:p>560534.076</text:p>
          </table:table-cell>
          <table:table-cell office:value-type="float" office:value="65581.842424" calcext:value-type="float">
            <text:p>65581.842424</text:p>
          </table:table-cell>
          <table:table-cell office:value-type="float" office:value="226497" calcext:value-type="float">
            <text:p>226497</text:p>
          </table:table-cell>
          <table:table-cell office:value-type="float" office:value="696829" calcext:value-type="float">
            <text:p>6968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3" calcext:value-type="float">
            <text:p>33</text:p>
          </table:table-cell>
          <table:table-cell office:value-type="float" office:value="724378.848849" calcext:value-type="float">
            <text:p>724378.848849</text:p>
          </table:table-cell>
          <table:table-cell office:value-type="float" office:value="83400.933519" calcext:value-type="float">
            <text:p>83400.933519</text:p>
          </table:table-cell>
          <table:table-cell office:value-type="float" office:value="196841" calcext:value-type="float">
            <text:p>196841</text:p>
          </table:table-cell>
          <table:table-cell office:value-type="float" office:value="818651" calcext:value-type="float">
            <text:p>81865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3" calcext:value-type="float">
            <text:p>33</text:p>
          </table:table-cell>
          <table:table-cell office:value-type="float" office:value="624933.45" calcext:value-type="float">
            <text:p>624933.45</text:p>
          </table:table-cell>
          <table:table-cell office:value-type="float" office:value="70961.549805" calcext:value-type="float">
            <text:p>70961.549805</text:p>
          </table:table-cell>
          <table:table-cell office:value-type="float" office:value="230824" calcext:value-type="float">
            <text:p>230824</text:p>
          </table:table-cell>
          <table:table-cell office:value-type="float" office:value="776571" calcext:value-type="float">
            <text:p>7765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01005.297" calcext:value-type="float">
            <text:p>501005.297</text:p>
          </table:table-cell>
          <table:table-cell office:value-type="float" office:value="81698.443583" calcext:value-type="float">
            <text:p>81698.443583</text:p>
          </table:table-cell>
          <table:table-cell office:value-type="float" office:value="165407" calcext:value-type="float">
            <text:p>165407</text:p>
          </table:table-cell>
          <table:table-cell office:value-type="float" office:value="656927" calcext:value-type="float">
            <text:p>6569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3" calcext:value-type="float">
            <text:p>33</text:p>
          </table:table-cell>
          <table:table-cell office:value-type="float" office:value="567539.159" calcext:value-type="float">
            <text:p>567539.159</text:p>
          </table:table-cell>
          <table:table-cell office:value-type="float" office:value="70689.334457" calcext:value-type="float">
            <text:p>70689.334457</text:p>
          </table:table-cell>
          <table:table-cell office:value-type="float" office:value="222472" calcext:value-type="float">
            <text:p>222472</text:p>
          </table:table-cell>
          <table:table-cell office:value-type="float" office:value="1174266" calcext:value-type="float">
            <text:p>11742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" calcext:value-type="float">
            <text:p>65</text:p>
          </table:table-cell>
          <table:table-cell office:value-type="float" office:value="684284.329329" calcext:value-type="float">
            <text:p>684284.329329</text:p>
          </table:table-cell>
          <table:table-cell office:value-type="float" office:value="80290.112707" calcext:value-type="float">
            <text:p>80290.112707</text:p>
          </table:table-cell>
          <table:table-cell office:value-type="float" office:value="241287" calcext:value-type="float">
            <text:p>241287</text:p>
          </table:table-cell>
          <table:table-cell office:value-type="float" office:value="782066" calcext:value-type="float">
            <text:p>7820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" calcext:value-type="float">
            <text:p>65</text:p>
          </table:table-cell>
          <table:table-cell office:value-type="float" office:value="580769.544" calcext:value-type="float">
            <text:p>580769.544</text:p>
          </table:table-cell>
          <table:table-cell office:value-type="float" office:value="72549.861402" calcext:value-type="float">
            <text:p>72549.861402</text:p>
          </table:table-cell>
          <table:table-cell office:value-type="float" office:value="191194" calcext:value-type="float">
            <text:p>191194</text:p>
          </table:table-cell>
          <table:table-cell office:value-type="float" office:value="703552" calcext:value-type="float">
            <text:p>703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52333.07" calcext:value-type="float">
            <text:p>552333.07</text:p>
          </table:table-cell>
          <table:table-cell office:value-type="float" office:value="52998.075288" calcext:value-type="float">
            <text:p>52998.075288</text:p>
          </table:table-cell>
          <table:table-cell office:value-type="float" office:value="195034" calcext:value-type="float">
            <text:p>195034</text:p>
          </table:table-cell>
          <table:table-cell office:value-type="float" office:value="753608" calcext:value-type="float">
            <text:p>753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" calcext:value-type="float">
            <text:p>65</text:p>
          </table:table-cell>
          <table:table-cell office:value-type="float" office:value="538925.869" calcext:value-type="float">
            <text:p>538925.869</text:p>
          </table:table-cell>
          <table:table-cell office:value-type="float" office:value="82783.045956" calcext:value-type="float">
            <text:p>82783.045956</text:p>
          </table:table-cell>
          <table:table-cell office:value-type="float" office:value="86138" calcext:value-type="float">
            <text:p>86138</text:p>
          </table:table-cell>
          <table:table-cell office:value-type="float" office:value="720470" calcext:value-type="float">
            <text:p>7204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29" calcext:value-type="float">
            <text:p>129</text:p>
          </table:table-cell>
          <table:table-cell office:value-type="float" office:value="675912.873874" calcext:value-type="float">
            <text:p>675912.873874</text:p>
          </table:table-cell>
          <table:table-cell office:value-type="float" office:value="90693.777056" calcext:value-type="float">
            <text:p>90693.777056</text:p>
          </table:table-cell>
          <table:table-cell office:value-type="float" office:value="196404" calcext:value-type="float">
            <text:p>196404</text:p>
          </table:table-cell>
          <table:table-cell office:value-type="float" office:value="949700" calcext:value-type="float">
            <text:p>94970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29" calcext:value-type="float">
            <text:p>129</text:p>
          </table:table-cell>
          <table:table-cell office:value-type="float" office:value="569619.603" calcext:value-type="float">
            <text:p>569619.603</text:p>
          </table:table-cell>
          <table:table-cell office:value-type="float" office:value="82749.900976" calcext:value-type="float">
            <text:p>82749.900976</text:p>
          </table:table-cell>
          <table:table-cell office:value-type="float" office:value="183043" calcext:value-type="float">
            <text:p>183043</text:p>
          </table:table-cell>
          <table:table-cell office:value-type="float" office:value="705830" calcext:value-type="float">
            <text:p>705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46212.772" calcext:value-type="float">
            <text:p>546212.772</text:p>
          </table:table-cell>
          <table:table-cell office:value-type="float" office:value="45982.567172" calcext:value-type="float">
            <text:p>45982.567172</text:p>
          </table:table-cell>
          <table:table-cell office:value-type="float" office:value="178726" calcext:value-type="float">
            <text:p>178726</text:p>
          </table:table-cell>
          <table:table-cell office:value-type="float" office:value="691114" calcext:value-type="float">
            <text:p>691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29" calcext:value-type="float">
            <text:p>129</text:p>
          </table:table-cell>
          <table:table-cell office:value-type="float" office:value="575096.831" calcext:value-type="float">
            <text:p>575096.831</text:p>
          </table:table-cell>
          <table:table-cell office:value-type="float" office:value="71983.047813" calcext:value-type="float">
            <text:p>71983.047813</text:p>
          </table:table-cell>
          <table:table-cell office:value-type="float" office:value="229028" calcext:value-type="float">
            <text:p>229028</text:p>
          </table:table-cell>
          <table:table-cell office:value-type="float" office:value="708659" calcext:value-type="float">
            <text:p>7086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57" calcext:value-type="float">
            <text:p>257</text:p>
          </table:table-cell>
          <table:table-cell office:value-type="float" office:value="681926.188188" calcext:value-type="float">
            <text:p>681926.188188</text:p>
          </table:table-cell>
          <table:table-cell office:value-type="float" office:value="80865.482025" calcext:value-type="float">
            <text:p>80865.482025</text:p>
          </table:table-cell>
          <table:table-cell office:value-type="float" office:value="208391" calcext:value-type="float">
            <text:p>208391</text:p>
          </table:table-cell>
          <table:table-cell office:value-type="float" office:value="778209" calcext:value-type="float">
            <text:p>77820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57" calcext:value-type="float">
            <text:p>257</text:p>
          </table:table-cell>
          <table:table-cell office:value-type="float" office:value="526036.432" calcext:value-type="float">
            <text:p>526036.432</text:p>
          </table:table-cell>
          <table:table-cell office:value-type="float" office:value="83058.212795" calcext:value-type="float">
            <text:p>83058.212795</text:p>
          </table:table-cell>
          <table:table-cell office:value-type="float" office:value="176807" calcext:value-type="float">
            <text:p>176807</text:p>
          </table:table-cell>
          <table:table-cell office:value-type="float" office:value="765581" calcext:value-type="float">
            <text:p>765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72147.618" calcext:value-type="float">
            <text:p>572147.618</text:p>
          </table:table-cell>
          <table:table-cell office:value-type="float" office:value="67742.119344" calcext:value-type="float">
            <text:p>67742.119344</text:p>
          </table:table-cell>
          <table:table-cell office:value-type="float" office:value="180580" calcext:value-type="float">
            <text:p>180580</text:p>
          </table:table-cell>
          <table:table-cell office:value-type="float" office:value="697009" calcext:value-type="float">
            <text:p>6970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57" calcext:value-type="float">
            <text:p>257</text:p>
          </table:table-cell>
          <table:table-cell office:value-type="float" office:value="574706.538" calcext:value-type="float">
            <text:p>574706.538</text:p>
          </table:table-cell>
          <table:table-cell office:value-type="float" office:value="63844.145797" calcext:value-type="float">
            <text:p>63844.145797</text:p>
          </table:table-cell>
          <table:table-cell office:value-type="float" office:value="194064" calcext:value-type="float">
            <text:p>194064</text:p>
          </table:table-cell>
          <table:table-cell office:value-type="float" office:value="721679" calcext:value-type="float">
            <text:p>721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13" calcext:value-type="float">
            <text:p>513</text:p>
          </table:table-cell>
          <table:table-cell office:value-type="float" office:value="640157.992993" calcext:value-type="float">
            <text:p>640157.992993</text:p>
          </table:table-cell>
          <table:table-cell office:value-type="float" office:value="79551.620135" calcext:value-type="float">
            <text:p>79551.620135</text:p>
          </table:table-cell>
          <table:table-cell office:value-type="float" office:value="226913" calcext:value-type="float">
            <text:p>226913</text:p>
          </table:table-cell>
          <table:table-cell office:value-type="float" office:value="733943" calcext:value-type="float">
            <text:p>73394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13" calcext:value-type="float">
            <text:p>513</text:p>
          </table:table-cell>
          <table:table-cell office:value-type="float" office:value="645538.427" calcext:value-type="float">
            <text:p>645538.427</text:p>
          </table:table-cell>
          <table:table-cell office:value-type="float" office:value="93383.359504" calcext:value-type="float">
            <text:p>93383.359504</text:p>
          </table:table-cell>
          <table:table-cell office:value-type="float" office:value="215249" calcext:value-type="float">
            <text:p>215249</text:p>
          </table:table-cell>
          <table:table-cell office:value-type="float" office:value="794172" calcext:value-type="float">
            <text:p>794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64411.856" calcext:value-type="float">
            <text:p>564411.856</text:p>
          </table:table-cell>
          <table:table-cell office:value-type="float" office:value="77094.768849" calcext:value-type="float">
            <text:p>77094.768849</text:p>
          </table:table-cell>
          <table:table-cell office:value-type="float" office:value="190277" calcext:value-type="float">
            <text:p>190277</text:p>
          </table:table-cell>
          <table:table-cell office:value-type="float" office:value="683256" calcext:value-type="float">
            <text:p>683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13" calcext:value-type="float">
            <text:p>513</text:p>
          </table:table-cell>
          <table:table-cell office:value-type="float" office:value="607834.792" calcext:value-type="float">
            <text:p>607834.792</text:p>
          </table:table-cell>
          <table:table-cell office:value-type="float" office:value="69468.498508" calcext:value-type="float">
            <text:p>69468.498508</text:p>
          </table:table-cell>
          <table:table-cell office:value-type="float" office:value="182814" calcext:value-type="float">
            <text:p>182814</text:p>
          </table:table-cell>
          <table:table-cell office:value-type="float" office:value="788011" calcext:value-type="float">
            <text:p>788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50325.418418" calcext:value-type="float">
            <text:p>650325.418418</text:p>
          </table:table-cell>
          <table:table-cell office:value-type="float" office:value="90281.548087" calcext:value-type="float">
            <text:p>90281.548087</text:p>
          </table:table-cell>
          <table:table-cell office:value-type="float" office:value="191547" calcext:value-type="float">
            <text:p>191547</text:p>
          </table:table-cell>
          <table:table-cell office:value-type="float" office:value="781959" calcext:value-type="float">
            <text:p>78195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25" calcext:value-type="float">
            <text:p>1025</text:p>
          </table:table-cell>
          <table:table-cell office:value-type="float" office:value="713306.481" calcext:value-type="float">
            <text:p>713306.481</text:p>
          </table:table-cell>
          <table:table-cell office:value-type="float" office:value="93018.355043" calcext:value-type="float">
            <text:p>93018.355043</text:p>
          </table:table-cell>
          <table:table-cell office:value-type="float" office:value="225625" calcext:value-type="float">
            <text:p>225625</text:p>
          </table:table-cell>
          <table:table-cell office:value-type="float" office:value="836647" calcext:value-type="float">
            <text:p>836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5113.562" calcext:value-type="float">
            <text:p>595113.562</text:p>
          </table:table-cell>
          <table:table-cell office:value-type="float" office:value="72720.949296" calcext:value-type="float">
            <text:p>72720.949296</text:p>
          </table:table-cell>
          <table:table-cell office:value-type="float" office:value="186269" calcext:value-type="float">
            <text:p>186269</text:p>
          </table:table-cell>
          <table:table-cell office:value-type="float" office:value="738955" calcext:value-type="float">
            <text:p>738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25" calcext:value-type="float">
            <text:p>1025</text:p>
          </table:table-cell>
          <table:table-cell office:value-type="float" office:value="627914.616" calcext:value-type="float">
            <text:p>627914.616</text:p>
          </table:table-cell>
          <table:table-cell office:value-type="float" office:value="86019.177764" calcext:value-type="float">
            <text:p>86019.177764</text:p>
          </table:table-cell>
          <table:table-cell office:value-type="float" office:value="180942" calcext:value-type="float">
            <text:p>180942</text:p>
          </table:table-cell>
          <table:table-cell office:value-type="float" office:value="766726" calcext:value-type="float">
            <text:p>7667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49590.133133" calcext:value-type="float">
            <text:p>649590.133133</text:p>
          </table:table-cell>
          <table:table-cell office:value-type="float" office:value="80213.806668" calcext:value-type="float">
            <text:p>80213.806668</text:p>
          </table:table-cell>
          <table:table-cell office:value-type="float" office:value="217732" calcext:value-type="float">
            <text:p>217732</text:p>
          </table:table-cell>
          <table:table-cell office:value-type="float" office:value="756936" calcext:value-type="float">
            <text:p>7569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049" calcext:value-type="float">
            <text:p>2049</text:p>
          </table:table-cell>
          <table:table-cell office:value-type="float" office:value="738457.935" calcext:value-type="float">
            <text:p>738457.935</text:p>
          </table:table-cell>
          <table:table-cell office:value-type="float" office:value="92966.958752" calcext:value-type="float">
            <text:p>92966.958752</text:p>
          </table:table-cell>
          <table:table-cell office:value-type="float" office:value="234797" calcext:value-type="float">
            <text:p>234797</text:p>
          </table:table-cell>
          <table:table-cell office:value-type="float" office:value="1363117" calcext:value-type="float">
            <text:p>1363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76035.467" calcext:value-type="float">
            <text:p>676035.467</text:p>
          </table:table-cell>
          <table:table-cell office:value-type="float" office:value="84596.247188" calcext:value-type="float">
            <text:p>84596.247188</text:p>
          </table:table-cell>
          <table:table-cell office:value-type="float" office:value="228271" calcext:value-type="float">
            <text:p>228271</text:p>
          </table:table-cell>
          <table:table-cell office:value-type="float" office:value="809650" calcext:value-type="float">
            <text:p>8096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049" calcext:value-type="float">
            <text:p>2049</text:p>
          </table:table-cell>
          <table:table-cell office:value-type="float" office:value="683839.626" calcext:value-type="float">
            <text:p>683839.626</text:p>
          </table:table-cell>
          <table:table-cell office:value-type="float" office:value="88724.261273" calcext:value-type="float">
            <text:p>88724.261273</text:p>
          </table:table-cell>
          <table:table-cell office:value-type="float" office:value="251549" calcext:value-type="float">
            <text:p>251549</text:p>
          </table:table-cell>
          <table:table-cell office:value-type="float" office:value="814946" calcext:value-type="float">
            <text:p>8149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4097" calcext:value-type="float">
            <text:p>4097</text:p>
          </table:table-cell>
          <table:table-cell office:value-type="float" office:value="658347.453453" calcext:value-type="float">
            <text:p>658347.453453</text:p>
          </table:table-cell>
          <table:table-cell office:value-type="float" office:value="83359.132994" calcext:value-type="float">
            <text:p>83359.132994</text:p>
          </table:table-cell>
          <table:table-cell office:value-type="float" office:value="207451" calcext:value-type="float">
            <text:p>207451</text:p>
          </table:table-cell>
          <table:table-cell office:value-type="float" office:value="769867" calcext:value-type="float">
            <text:p>76986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4097" calcext:value-type="float">
            <text:p>4097</text:p>
          </table:table-cell>
          <table:table-cell office:value-type="float" office:value="838672.575" calcext:value-type="float">
            <text:p>838672.575</text:p>
          </table:table-cell>
          <table:table-cell office:value-type="float" office:value="95279.391316" calcext:value-type="float">
            <text:p>95279.391316</text:p>
          </table:table-cell>
          <table:table-cell office:value-type="float" office:value="259102" calcext:value-type="float">
            <text:p>259102</text:p>
          </table:table-cell>
          <table:table-cell office:value-type="float" office:value="1031913" calcext:value-type="float">
            <text:p>1031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742273.775" calcext:value-type="float">
            <text:p>742273.775</text:p>
          </table:table-cell>
          <table:table-cell office:value-type="float" office:value="97833.626384" calcext:value-type="float">
            <text:p>97833.626384</text:p>
          </table:table-cell>
          <table:table-cell office:value-type="float" office:value="213526" calcext:value-type="float">
            <text:p>213526</text:p>
          </table:table-cell>
          <table:table-cell office:value-type="float" office:value="1021411" calcext:value-type="float">
            <text:p>1021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4097" calcext:value-type="float">
            <text:p>4097</text:p>
          </table:table-cell>
          <table:table-cell office:value-type="float" office:value="765409.973" calcext:value-type="float">
            <text:p>765409.973</text:p>
          </table:table-cell>
          <table:table-cell office:value-type="float" office:value="112412.120315" calcext:value-type="float">
            <text:p>112412.120315</text:p>
          </table:table-cell>
          <table:table-cell office:value-type="float" office:value="269495" calcext:value-type="float">
            <text:p>269495</text:p>
          </table:table-cell>
          <table:table-cell office:value-type="float" office:value="978358" calcext:value-type="float">
            <text:p>9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8193" calcext:value-type="float">
            <text:p>8193</text:p>
          </table:table-cell>
          <table:table-cell office:value-type="float" office:value="697830.635636" calcext:value-type="float">
            <text:p>697830.635636</text:p>
          </table:table-cell>
          <table:table-cell office:value-type="float" office:value="114437.875867" calcext:value-type="float">
            <text:p>114437.875867</text:p>
          </table:table-cell>
          <table:table-cell office:value-type="float" office:value="209423" calcext:value-type="float">
            <text:p>209423</text:p>
          </table:table-cell>
          <table:table-cell office:value-type="float" office:value="846522" calcext:value-type="float">
            <text:p>8465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8193" calcext:value-type="float">
            <text:p>8193</text:p>
          </table:table-cell>
          <table:table-cell office:value-type="float" office:value="979279.552" calcext:value-type="float">
            <text:p>979279.552</text:p>
          </table:table-cell>
          <table:table-cell office:value-type="float" office:value="126597.990813" calcext:value-type="float">
            <text:p>126597.990813</text:p>
          </table:table-cell>
          <table:table-cell office:value-type="float" office:value="297930" calcext:value-type="float">
            <text:p>297930</text:p>
          </table:table-cell>
          <table:table-cell office:value-type="float" office:value="1151905" calcext:value-type="float">
            <text:p>1151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949591.915" calcext:value-type="float">
            <text:p>949591.915</text:p>
          </table:table-cell>
          <table:table-cell office:value-type="float" office:value="103284.055889" calcext:value-type="float">
            <text:p>103284.055889</text:p>
          </table:table-cell>
          <table:table-cell office:value-type="float" office:value="304381" calcext:value-type="float">
            <text:p>304381</text:p>
          </table:table-cell>
          <table:table-cell office:value-type="float" office:value="1340490" calcext:value-type="float">
            <text:p>1340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8193" calcext:value-type="float">
            <text:p>8193</text:p>
          </table:table-cell>
          <table:table-cell office:value-type="float" office:value="944870.469" calcext:value-type="float">
            <text:p>944870.469</text:p>
          </table:table-cell>
          <table:table-cell office:value-type="float" office:value="118922.363463" calcext:value-type="float">
            <text:p>118922.363463</text:p>
          </table:table-cell>
          <table:table-cell office:value-type="float" office:value="252247" calcext:value-type="float">
            <text:p>252247</text:p>
          </table:table-cell>
          <table:table-cell office:value-type="float" office:value="1353533" calcext:value-type="float">
            <text:p>13535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733683.271271" calcext:value-type="float">
            <text:p>733683.271271</text:p>
          </table:table-cell>
          <table:table-cell office:value-type="float" office:value="71457.333346" calcext:value-type="float">
            <text:p>71457.333346</text:p>
          </table:table-cell>
          <table:table-cell office:value-type="float" office:value="234865" calcext:value-type="float">
            <text:p>234865</text:p>
          </table:table-cell>
          <table:table-cell office:value-type="float" office:value="914610" calcext:value-type="float">
            <text:p>91461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6385" calcext:value-type="float">
            <text:p>16385</text:p>
          </table:table-cell>
          <table:table-cell office:value-type="float" office:value="1330972.147" calcext:value-type="float">
            <text:p>1330972.147</text:p>
          </table:table-cell>
          <table:table-cell office:value-type="float" office:value="154139.117473" calcext:value-type="float">
            <text:p>154139.117473</text:p>
          </table:table-cell>
          <table:table-cell office:value-type="float" office:value="358309" calcext:value-type="float">
            <text:p>358309</text:p>
          </table:table-cell>
          <table:table-cell office:value-type="float" office:value="1498099" calcext:value-type="float">
            <text:p>14980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248008.101" calcext:value-type="float">
            <text:p>1248008.101</text:p>
          </table:table-cell>
          <table:table-cell office:value-type="float" office:value="154499.384996" calcext:value-type="float">
            <text:p>154499.384996</text:p>
          </table:table-cell>
          <table:table-cell office:value-type="float" office:value="312768" calcext:value-type="float">
            <text:p>312768</text:p>
          </table:table-cell>
          <table:table-cell office:value-type="float" office:value="1404990" calcext:value-type="float">
            <text:p>1404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6385" calcext:value-type="float">
            <text:p>16385</text:p>
          </table:table-cell>
          <table:table-cell office:value-type="float" office:value="1239089.17" calcext:value-type="float">
            <text:p>1239089.17</text:p>
          </table:table-cell>
          <table:table-cell office:value-type="float" office:value="197132.826912" calcext:value-type="float">
            <text:p>197132.826912</text:p>
          </table:table-cell>
          <table:table-cell office:value-type="float" office:value="364436" calcext:value-type="float">
            <text:p>364436</text:p>
          </table:table-cell>
          <table:table-cell office:value-type="float" office:value="1791256" calcext:value-type="float">
            <text:p>1791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807265.156156" calcext:value-type="float">
            <text:p>807265.156156</text:p>
          </table:table-cell>
          <table:table-cell office:value-type="float" office:value="113311.709233" calcext:value-type="float">
            <text:p>113311.709233</text:p>
          </table:table-cell>
          <table:table-cell office:value-type="float" office:value="256833" calcext:value-type="float">
            <text:p>256833</text:p>
          </table:table-cell>
          <table:table-cell office:value-type="float" office:value="1013536" calcext:value-type="float">
            <text:p>10135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32769" calcext:value-type="float">
            <text:p>32769</text:p>
          </table:table-cell>
          <table:table-cell office:value-type="float" office:value="1962617.285" calcext:value-type="float">
            <text:p>1962617.285</text:p>
          </table:table-cell>
          <table:table-cell office:value-type="float" office:value="277658.304254" calcext:value-type="float">
            <text:p>277658.304254</text:p>
          </table:table-cell>
          <table:table-cell office:value-type="float" office:value="448060" calcext:value-type="float">
            <text:p>448060</text:p>
          </table:table-cell>
          <table:table-cell office:value-type="float" office:value="2302432" calcext:value-type="float">
            <text:p>2302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2048913.299" calcext:value-type="float">
            <text:p>2048913.299</text:p>
          </table:table-cell>
          <table:table-cell office:value-type="float" office:value="238664.242388" calcext:value-type="float">
            <text:p>238664.242388</text:p>
          </table:table-cell>
          <table:table-cell office:value-type="float" office:value="400636" calcext:value-type="float">
            <text:p>400636</text:p>
          </table:table-cell>
          <table:table-cell office:value-type="float" office:value="2253926" calcext:value-type="float">
            <text:p>22539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32769" calcext:value-type="float">
            <text:p>32769</text:p>
          </table:table-cell>
          <table:table-cell office:value-type="float" office:value="2112904.954" calcext:value-type="float">
            <text:p>2112904.954</text:p>
          </table:table-cell>
          <table:table-cell office:value-type="float" office:value="275526.357557" calcext:value-type="float">
            <text:p>275526.357557</text:p>
          </table:table-cell>
          <table:table-cell office:value-type="float" office:value="623035" calcext:value-type="float">
            <text:p>623035</text:p>
          </table:table-cell>
          <table:table-cell office:value-type="float" office:value="3172410" calcext:value-type="float">
            <text:p>31724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1000770.835" calcext:value-type="float">
            <text:p>1000770.835</text:p>
          </table:table-cell>
          <table:table-cell office:value-type="float" office:value="143317.657282" calcext:value-type="float">
            <text:p>143317.657282</text:p>
          </table:table-cell>
          <table:table-cell office:value-type="float" office:value="292652" calcext:value-type="float">
            <text:p>292652</text:p>
          </table:table-cell>
          <table:table-cell office:value-type="float" office:value="1263330" calcext:value-type="float">
            <text:p>12633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65537" calcext:value-type="float">
            <text:p>65537</text:p>
          </table:table-cell>
          <table:table-cell office:value-type="float" office:value="3322965.223" calcext:value-type="float">
            <text:p>3322965.223</text:p>
          </table:table-cell>
          <table:table-cell office:value-type="float" office:value="342043.474305" calcext:value-type="float">
            <text:p>342043.474305</text:p>
          </table:table-cell>
          <table:table-cell office:value-type="float" office:value="777078" calcext:value-type="float">
            <text:p>777078</text:p>
          </table:table-cell>
          <table:table-cell office:value-type="float" office:value="3679014" calcext:value-type="float">
            <text:p>36790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3481487.851" calcext:value-type="float">
            <text:p>3481487.851</text:p>
          </table:table-cell>
          <table:table-cell office:value-type="float" office:value="280296.383623" calcext:value-type="float">
            <text:p>280296.383623</text:p>
          </table:table-cell>
          <table:table-cell office:value-type="float" office:value="786782" calcext:value-type="float">
            <text:p>786782</text:p>
          </table:table-cell>
          <table:table-cell office:value-type="float" office:value="4727457" calcext:value-type="float">
            <text:p>4727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65537" calcext:value-type="float">
            <text:p>65537</text:p>
          </table:table-cell>
          <table:table-cell office:value-type="float" office:value="3601989.079" calcext:value-type="float">
            <text:p>3601989.079</text:p>
          </table:table-cell>
          <table:table-cell office:value-type="float" office:value="434727.252029" calcext:value-type="float">
            <text:p>434727.252029</text:p>
          </table:table-cell>
          <table:table-cell office:value-type="float" office:value="989867" calcext:value-type="float">
            <text:p>989867</text:p>
          </table:table-cell>
          <table:table-cell office:value-type="float" office:value="5370345" calcext:value-type="float">
            <text:p>53703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81138.397" calcext:value-type="float">
            <text:p>1381138.397</text:p>
          </table:table-cell>
          <table:table-cell office:value-type="float" office:value="156978.809514" calcext:value-type="float">
            <text:p>156978.809514</text:p>
          </table:table-cell>
          <table:table-cell office:value-type="float" office:value="381969" calcext:value-type="float">
            <text:p>381969</text:p>
          </table:table-cell>
          <table:table-cell office:value-type="float" office:value="1906078" calcext:value-type="float">
            <text:p>1906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31073" calcext:value-type="float">
            <text:p>131073</text:p>
          </table:table-cell>
          <table:table-cell office:value-type="float" office:value="5928869.635" calcext:value-type="float">
            <text:p>5928869.635</text:p>
          </table:table-cell>
          <table:table-cell office:value-type="float" office:value="897160.117596" calcext:value-type="float">
            <text:p>897160.117596</text:p>
          </table:table-cell>
          <table:table-cell office:value-type="float" office:value="1230032" calcext:value-type="float">
            <text:p>1230032</text:p>
          </table:table-cell>
          <table:table-cell office:value-type="float" office:value="6578210" calcext:value-type="float">
            <text:p>65782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6280550.407" calcext:value-type="float">
            <text:p>6280550.407</text:p>
          </table:table-cell>
          <table:table-cell office:value-type="float" office:value="401470.620602" calcext:value-type="float">
            <text:p>401470.620602</text:p>
          </table:table-cell>
          <table:table-cell office:value-type="float" office:value="1508088" calcext:value-type="float">
            <text:p>1508088</text:p>
          </table:table-cell>
          <table:table-cell office:value-type="float" office:value="9295491" calcext:value-type="float">
            <text:p>92954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31073" calcext:value-type="float">
            <text:p>131073</text:p>
          </table:table-cell>
          <table:table-cell office:value-type="float" office:value="6344463.946" calcext:value-type="float">
            <text:p>6344463.946</text:p>
          </table:table-cell>
          <table:table-cell office:value-type="float" office:value="797289.989114" calcext:value-type="float">
            <text:p>797289.989114</text:p>
          </table:table-cell>
          <table:table-cell office:value-type="float" office:value="1433453" calcext:value-type="float">
            <text:p>1433453</text:p>
          </table:table-cell>
          <table:table-cell office:value-type="float" office:value="9606955" calcext:value-type="float">
            <text:p>96069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2080381.597" calcext:value-type="float">
            <text:p>2080381.597</text:p>
          </table:table-cell>
          <table:table-cell office:value-type="float" office:value="321880.975985" calcext:value-type="float">
            <text:p>321880.975985</text:p>
          </table:table-cell>
          <table:table-cell office:value-type="float" office:value="516253" calcext:value-type="float">
            <text:p>516253</text:p>
          </table:table-cell>
          <table:table-cell office:value-type="float" office:value="2504176" calcext:value-type="float">
            <text:p>25041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262145" calcext:value-type="float">
            <text:p>262145</text:p>
          </table:table-cell>
          <table:table-cell office:value-type="float" office:value="9197467.292" calcext:value-type="float">
            <text:p>9197467.292</text:p>
          </table:table-cell>
          <table:table-cell office:value-type="float" office:value="2533033.162612" calcext:value-type="float">
            <text:p>2533033.162612</text:p>
          </table:table-cell>
          <table:table-cell office:value-type="float" office:value="2391751" calcext:value-type="float">
            <text:p>2391751</text:p>
          </table:table-cell>
          <table:table-cell office:value-type="float" office:value="12597011" calcext:value-type="float">
            <text:p>125970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0750921.447" calcext:value-type="float">
            <text:p>10750921.447</text:p>
          </table:table-cell>
          <table:table-cell office:value-type="float" office:value="2097090.394612" calcext:value-type="float">
            <text:p>2097090.394612</text:p>
          </table:table-cell>
          <table:table-cell office:value-type="float" office:value="2234986" calcext:value-type="float">
            <text:p>2234986</text:p>
          </table:table-cell>
          <table:table-cell office:value-type="float" office:value="13232703" calcext:value-type="float">
            <text:p>132327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262145" calcext:value-type="float">
            <text:p>262145</text:p>
          </table:table-cell>
          <table:table-cell office:value-type="float" office:value="11479096.478" calcext:value-type="float">
            <text:p>11479096.478</text:p>
          </table:table-cell>
          <table:table-cell office:value-type="float" office:value="1752474.125235" calcext:value-type="float">
            <text:p>1752474.125235</text:p>
          </table:table-cell>
          <table:table-cell office:value-type="float" office:value="2584125" calcext:value-type="float">
            <text:p>2584125</text:p>
          </table:table-cell>
          <table:table-cell office:value-type="float" office:value="13244502" calcext:value-type="float">
            <text:p>132445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3400774.833" calcext:value-type="float">
            <text:p>3400774.833</text:p>
          </table:table-cell>
          <table:table-cell office:value-type="float" office:value="595397.782501" calcext:value-type="float">
            <text:p>595397.782501</text:p>
          </table:table-cell>
          <table:table-cell office:value-type="float" office:value="704230" calcext:value-type="float">
            <text:p>704230</text:p>
          </table:table-cell>
          <table:table-cell office:value-type="float" office:value="4730980" calcext:value-type="float">
            <text:p>47309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524289" calcext:value-type="float">
            <text:p>524289</text:p>
          </table:table-cell>
          <table:table-cell office:value-type="float" office:value="10551550.46" calcext:value-type="float">
            <text:p>10551550.46</text:p>
          </table:table-cell>
          <table:table-cell office:value-type="float" office:value="1430954.599424" calcext:value-type="float">
            <text:p>1430954.599424</text:p>
          </table:table-cell>
          <table:table-cell office:value-type="float" office:value="5005849" calcext:value-type="float">
            <text:p>5005849</text:p>
          </table:table-cell>
          <table:table-cell office:value-type="float" office:value="26304413" calcext:value-type="float">
            <text:p>26304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11764095.273" calcext:value-type="float">
            <text:p>11764095.273</text:p>
          </table:table-cell>
          <table:table-cell office:value-type="float" office:value="2377717.638322" calcext:value-type="float">
            <text:p>2377717.638322</text:p>
          </table:table-cell>
          <table:table-cell office:value-type="float" office:value="4928249" calcext:value-type="float">
            <text:p>4928249</text:p>
          </table:table-cell>
          <table:table-cell office:value-type="float" office:value="28015969" calcext:value-type="float">
            <text:p>280159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524289" calcext:value-type="float">
            <text:p>524289</text:p>
          </table:table-cell>
          <table:table-cell office:value-type="float" office:value="21881623.872" calcext:value-type="float">
            <text:p>21881623.872</text:p>
          </table:table-cell>
          <table:table-cell office:value-type="float" office:value="3955272.424094" calcext:value-type="float">
            <text:p>3955272.424094</text:p>
          </table:table-cell>
          <table:table-cell office:value-type="float" office:value="5382173" calcext:value-type="float">
            <text:p>5382173</text:p>
          </table:table-cell>
          <table:table-cell office:value-type="float" office:value="24672913" calcext:value-type="float">
            <text:p>246729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6206887.785" calcext:value-type="float">
            <text:p>6206887.785</text:p>
          </table:table-cell>
          <table:table-cell office:value-type="float" office:value="997102.160924" calcext:value-type="float">
            <text:p>997102.160924</text:p>
          </table:table-cell>
          <table:table-cell office:value-type="float" office:value="1377599" calcext:value-type="float">
            <text:p>1377599</text:p>
          </table:table-cell>
          <table:table-cell office:value-type="float" office:value="7827340" calcext:value-type="float">
            <text:p>7827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TCP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1487632.486" calcext:value-type="float">
            <text:p>11487632.486</text:p>
          </table:table-cell>
          <table:table-cell office:value-type="float" office:value="998585.270146" calcext:value-type="float">
            <text:p>998585.270146</text:p>
          </table:table-cell>
          <table:table-cell office:value-type="float" office:value="10496103" calcext:value-type="float">
            <text:p>10496103</text:p>
          </table:table-cell>
          <table:table-cell office:value-type="float" office:value="17700397" calcext:value-type="float">
            <text:p>17700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10419704.936" calcext:value-type="float">
            <text:p>10419704.936</text:p>
          </table:table-cell>
          <table:table-cell office:value-type="float" office:value="308943.858704" calcext:value-type="float">
            <text:p>308943.858704</text:p>
          </table:table-cell>
          <table:table-cell office:value-type="float" office:value="10091922" calcext:value-type="float">
            <text:p>10091922</text:p>
          </table:table-cell>
          <table:table-cell office:value-type="float" office:value="17553984" calcext:value-type="float">
            <text:p>175539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MQ-IPC/Slow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44206623.85" calcext:value-type="float">
            <text:p>44206623.85</text:p>
          </table:table-cell>
          <table:table-cell office:value-type="float" office:value="7376480.108979" calcext:value-type="float">
            <text:p>7376480.108979</text:p>
          </table:table-cell>
          <table:table-cell office:value-type="float" office:value="10806296" calcext:value-type="float">
            <text:p>10806296</text:p>
          </table:table-cell>
          <table:table-cell office:value-type="float" office:value="48613001" calcext:value-type="float">
            <text:p>48613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ROSMQ-IPC/fast</text:p>
          </table:table-cell>
          <table:table-cell office:value-type="float" office:value="2097153" calcext:value-type="float">
            <text:p>2097153</text:p>
          </table:table-cell>
          <table:table-cell office:value-type="float" office:value="10555641.327" calcext:value-type="float">
            <text:p>10555641.327</text:p>
          </table:table-cell>
          <table:table-cell office:value-type="float" office:value="1402403.906613" calcext:value-type="float">
            <text:p>1402403.906613</text:p>
          </table:table-cell>
          <table:table-cell office:value-type="float" office:value="9651742" calcext:value-type="float">
            <text:p>9651742</text:p>
          </table:table-cell>
          <table:table-cell office:value-type="float" office:value="36093235" calcext:value-type="float">
            <text:p>36093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" calcext:value-type="float">
            <text:p>2</text:p>
          </table:table-cell>
          <table:table-cell office:value-type="float" office:value="663713.189744" calcext:value-type="float">
            <text:p>663713.189744</text:p>
          </table:table-cell>
          <table:table-cell office:value-type="float" office:value="123684.590854" calcext:value-type="float">
            <text:p>123684.590854</text:p>
          </table:table-cell>
          <table:table-cell office:value-type="float" office:value="165539" calcext:value-type="float">
            <text:p>165539</text:p>
          </table:table-cell>
          <table:table-cell office:value-type="float" office:value="889525" calcext:value-type="float">
            <text:p>88952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" calcext:value-type="float">
            <text:p>2</text:p>
          </table:table-cell>
          <table:table-cell office:value-type="float" office:value="566225.528529" calcext:value-type="float">
            <text:p>566225.528529</text:p>
          </table:table-cell>
          <table:table-cell office:value-type="float" office:value="71960.581138" calcext:value-type="float">
            <text:p>71960.581138</text:p>
          </table:table-cell>
          <table:table-cell office:value-type="float" office:value="218039" calcext:value-type="float">
            <text:p>218039</text:p>
          </table:table-cell>
          <table:table-cell office:value-type="float" office:value="697866" calcext:value-type="float">
            <text:p>69786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" calcext:value-type="float">
            <text:p>3</text:p>
          </table:table-cell>
          <table:table-cell office:value-type="float" office:value="657442.222222" calcext:value-type="float">
            <text:p>657442.222222</text:p>
          </table:table-cell>
          <table:table-cell office:value-type="float" office:value="116117.595344" calcext:value-type="float">
            <text:p>116117.595344</text:p>
          </table:table-cell>
          <table:table-cell office:value-type="float" office:value="174343" calcext:value-type="float">
            <text:p>174343</text:p>
          </table:table-cell>
          <table:table-cell office:value-type="float" office:value="751822" calcext:value-type="float">
            <text:p>75182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" calcext:value-type="float">
            <text:p>3</text:p>
          </table:table-cell>
          <table:table-cell office:value-type="float" office:value="569761.371" calcext:value-type="float">
            <text:p>569761.371</text:p>
          </table:table-cell>
          <table:table-cell office:value-type="float" office:value="75491.905302" calcext:value-type="float">
            <text:p>75491.905302</text:p>
          </table:table-cell>
          <table:table-cell office:value-type="float" office:value="209636" calcext:value-type="float">
            <text:p>209636</text:p>
          </table:table-cell>
          <table:table-cell office:value-type="float" office:value="674396" calcext:value-type="float">
            <text:p>6743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" calcext:value-type="float">
            <text:p>5</text:p>
          </table:table-cell>
          <table:table-cell office:value-type="float" office:value="671041.482482" calcext:value-type="float">
            <text:p>671041.482482</text:p>
          </table:table-cell>
          <table:table-cell office:value-type="float" office:value="95180.34101" calcext:value-type="float">
            <text:p>95180.34101</text:p>
          </table:table-cell>
          <table:table-cell office:value-type="float" office:value="196228" calcext:value-type="float">
            <text:p>196228</text:p>
          </table:table-cell>
          <table:table-cell office:value-type="float" office:value="812252" calcext:value-type="float">
            <text:p>812252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" calcext:value-type="float">
            <text:p>5</text:p>
          </table:table-cell>
          <table:table-cell office:value-type="float" office:value="546885.577" calcext:value-type="float">
            <text:p>546885.577</text:p>
          </table:table-cell>
          <table:table-cell office:value-type="float" office:value="80499.276808" calcext:value-type="float">
            <text:p>80499.276808</text:p>
          </table:table-cell>
          <table:table-cell office:value-type="float" office:value="206646" calcext:value-type="float">
            <text:p>206646</text:p>
          </table:table-cell>
          <table:table-cell office:value-type="float" office:value="687250" calcext:value-type="float">
            <text:p>687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9" calcext:value-type="float">
            <text:p>9</text:p>
          </table:table-cell>
          <table:table-cell office:value-type="float" office:value="670890.817818" calcext:value-type="float">
            <text:p>670890.817818</text:p>
          </table:table-cell>
          <table:table-cell office:value-type="float" office:value="93597.953019" calcext:value-type="float">
            <text:p>93597.953019</text:p>
          </table:table-cell>
          <table:table-cell office:value-type="float" office:value="208251" calcext:value-type="float">
            <text:p>208251</text:p>
          </table:table-cell>
          <table:table-cell office:value-type="float" office:value="756414" calcext:value-type="float">
            <text:p>75641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9" calcext:value-type="float">
            <text:p>9</text:p>
          </table:table-cell>
          <table:table-cell office:value-type="float" office:value="555981.113" calcext:value-type="float">
            <text:p>555981.113</text:p>
          </table:table-cell>
          <table:table-cell office:value-type="float" office:value="67879.243204" calcext:value-type="float">
            <text:p>67879.243204</text:p>
          </table:table-cell>
          <table:table-cell office:value-type="float" office:value="184899" calcext:value-type="float">
            <text:p>184899</text:p>
          </table:table-cell>
          <table:table-cell office:value-type="float" office:value="667811" calcext:value-type="float">
            <text:p>6678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7" calcext:value-type="float">
            <text:p>17</text:p>
          </table:table-cell>
          <table:table-cell office:value-type="float" office:value="677971.31031" calcext:value-type="float">
            <text:p>677971.31031</text:p>
          </table:table-cell>
          <table:table-cell office:value-type="float" office:value="87638.828006" calcext:value-type="float">
            <text:p>87638.828006</text:p>
          </table:table-cell>
          <table:table-cell office:value-type="float" office:value="226661" calcext:value-type="float">
            <text:p>226661</text:p>
          </table:table-cell>
          <table:table-cell office:value-type="float" office:value="773053" calcext:value-type="float">
            <text:p>77305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7" calcext:value-type="float">
            <text:p>17</text:p>
          </table:table-cell>
          <table:table-cell office:value-type="float" office:value="557686.847" calcext:value-type="float">
            <text:p>557686.847</text:p>
          </table:table-cell>
          <table:table-cell office:value-type="float" office:value="59953.625291" calcext:value-type="float">
            <text:p>59953.625291</text:p>
          </table:table-cell>
          <table:table-cell office:value-type="float" office:value="228175" calcext:value-type="float">
            <text:p>228175</text:p>
          </table:table-cell>
          <table:table-cell office:value-type="float" office:value="673106" calcext:value-type="float">
            <text:p>6731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3" calcext:value-type="float">
            <text:p>33</text:p>
          </table:table-cell>
          <table:table-cell office:value-type="float" office:value="675733.541542" calcext:value-type="float">
            <text:p>675733.541542</text:p>
          </table:table-cell>
          <table:table-cell office:value-type="float" office:value="92991.350019" calcext:value-type="float">
            <text:p>92991.350019</text:p>
          </table:table-cell>
          <table:table-cell office:value-type="float" office:value="182624" calcext:value-type="float">
            <text:p>182624</text:p>
          </table:table-cell>
          <table:table-cell office:value-type="float" office:value="788195" calcext:value-type="float">
            <text:p>78819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3" calcext:value-type="float">
            <text:p>33</text:p>
          </table:table-cell>
          <table:table-cell office:value-type="float" office:value="542969.516" calcext:value-type="float">
            <text:p>542969.516</text:p>
          </table:table-cell>
          <table:table-cell office:value-type="float" office:value="68713.872698" calcext:value-type="float">
            <text:p>68713.872698</text:p>
          </table:table-cell>
          <table:table-cell office:value-type="float" office:value="218497" calcext:value-type="float">
            <text:p>218497</text:p>
          </table:table-cell>
          <table:table-cell office:value-type="float" office:value="655173" calcext:value-type="float">
            <text:p>6551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" calcext:value-type="float">
            <text:p>65</text:p>
          </table:table-cell>
          <table:table-cell office:value-type="float" office:value="692960.503504" calcext:value-type="float">
            <text:p>692960.503504</text:p>
          </table:table-cell>
          <table:table-cell office:value-type="float" office:value="72230.222759" calcext:value-type="float">
            <text:p>72230.222759</text:p>
          </table:table-cell>
          <table:table-cell office:value-type="float" office:value="202706" calcext:value-type="float">
            <text:p>202706</text:p>
          </table:table-cell>
          <table:table-cell office:value-type="float" office:value="801119" calcext:value-type="float">
            <text:p>80111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" calcext:value-type="float">
            <text:p>65</text:p>
          </table:table-cell>
          <table:table-cell office:value-type="float" office:value="572214.552" calcext:value-type="float">
            <text:p>572214.552</text:p>
          </table:table-cell>
          <table:table-cell office:value-type="float" office:value="69642.785638" calcext:value-type="float">
            <text:p>69642.785638</text:p>
          </table:table-cell>
          <table:table-cell office:value-type="float" office:value="209689" calcext:value-type="float">
            <text:p>209689</text:p>
          </table:table-cell>
          <table:table-cell office:value-type="float" office:value="670738" calcext:value-type="float">
            <text:p>6707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29" calcext:value-type="float">
            <text:p>129</text:p>
          </table:table-cell>
          <table:table-cell office:value-type="float" office:value="696883.07007" calcext:value-type="float">
            <text:p>696883.07007</text:p>
          </table:table-cell>
          <table:table-cell office:value-type="float" office:value="98275.667166" calcext:value-type="float">
            <text:p>98275.667166</text:p>
          </table:table-cell>
          <table:table-cell office:value-type="float" office:value="179187" calcext:value-type="float">
            <text:p>179187</text:p>
          </table:table-cell>
          <table:table-cell office:value-type="float" office:value="819556" calcext:value-type="float">
            <text:p>81955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29" calcext:value-type="float">
            <text:p>129</text:p>
          </table:table-cell>
          <table:table-cell office:value-type="float" office:value="563070.675" calcext:value-type="float">
            <text:p>563070.675</text:p>
          </table:table-cell>
          <table:table-cell office:value-type="float" office:value="69282.248509" calcext:value-type="float">
            <text:p>69282.248509</text:p>
          </table:table-cell>
          <table:table-cell office:value-type="float" office:value="212379" calcext:value-type="float">
            <text:p>212379</text:p>
          </table:table-cell>
          <table:table-cell office:value-type="float" office:value="716150" calcext:value-type="float">
            <text:p>7161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57" calcext:value-type="float">
            <text:p>257</text:p>
          </table:table-cell>
          <table:table-cell office:value-type="float" office:value="678644.97998" calcext:value-type="float">
            <text:p>678644.97998</text:p>
          </table:table-cell>
          <table:table-cell office:value-type="float" office:value="89909.211091" calcext:value-type="float">
            <text:p>89909.211091</text:p>
          </table:table-cell>
          <table:table-cell office:value-type="float" office:value="242347" calcext:value-type="float">
            <text:p>242347</text:p>
          </table:table-cell>
          <table:table-cell office:value-type="float" office:value="784401" calcext:value-type="float">
            <text:p>7844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57" calcext:value-type="float">
            <text:p>257</text:p>
          </table:table-cell>
          <table:table-cell office:value-type="float" office:value="514313.148" calcext:value-type="float">
            <text:p>514313.148</text:p>
          </table:table-cell>
          <table:table-cell office:value-type="float" office:value="89059.384385" calcext:value-type="float">
            <text:p>89059.384385</text:p>
          </table:table-cell>
          <table:table-cell office:value-type="float" office:value="169150" calcext:value-type="float">
            <text:p>169150</text:p>
          </table:table-cell>
          <table:table-cell office:value-type="float" office:value="706872" calcext:value-type="float">
            <text:p>7068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13" calcext:value-type="float">
            <text:p>513</text:p>
          </table:table-cell>
          <table:table-cell office:value-type="float" office:value="6752304.052632" calcext:value-type="float">
            <text:p>6752304.052632</text:p>
          </table:table-cell>
          <table:table-cell office:value-type="float" office:value="12624387.333269" calcext:value-type="float">
            <text:p>12624387.333269</text:p>
          </table:table-cell>
          <table:table-cell office:value-type="float" office:value="183301" calcext:value-type="float">
            <text:p>183301</text:p>
          </table:table-cell>
          <table:table-cell office:value-type="float" office:value="52868339" calcext:value-type="float">
            <text:p>52868339</text:p>
          </table:table-cell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13" calcext:value-type="float">
            <text:p>513</text:p>
          </table:table-cell>
          <table:table-cell office:value-type="float" office:value="573282.864" calcext:value-type="float">
            <text:p>573282.864</text:p>
          </table:table-cell>
          <table:table-cell office:value-type="float" office:value="71427.605198" calcext:value-type="float">
            <text:p>71427.605198</text:p>
          </table:table-cell>
          <table:table-cell office:value-type="float" office:value="191396" calcext:value-type="float">
            <text:p>191396</text:p>
          </table:table-cell>
          <table:table-cell office:value-type="float" office:value="710687" calcext:value-type="float">
            <text:p>7106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25" calcext:value-type="float">
            <text:p>1025</text:p>
          </table:table-cell>
          <table:table-cell office:value-type="float" office:value="9991818.680723" calcext:value-type="float">
            <text:p>9991818.680723</text:p>
          </table:table-cell>
          <table:table-cell office:value-type="float" office:value="13469816.626725" calcext:value-type="float">
            <text:p>13469816.626725</text:p>
          </table:table-cell>
          <table:table-cell office:value-type="float" office:value="579015" calcext:value-type="float">
            <text:p>579015</text:p>
          </table:table-cell>
          <table:table-cell office:value-type="float" office:value="55770742" calcext:value-type="float">
            <text:p>55770742</text:p>
          </table:table-cell>
          <table:table-cell office:value-type="float" office:value="332" calcext:value-type="float">
            <text:p>332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25" calcext:value-type="float">
            <text:p>1025</text:p>
          </table:table-cell>
          <table:table-cell office:value-type="float" office:value="596891.972" calcext:value-type="float">
            <text:p>596891.972</text:p>
          </table:table-cell>
          <table:table-cell office:value-type="float" office:value="82614.920035" calcext:value-type="float">
            <text:p>82614.920035</text:p>
          </table:table-cell>
          <table:table-cell office:value-type="float" office:value="103360" calcext:value-type="float">
            <text:p>103360</text:p>
          </table:table-cell>
          <table:table-cell office:value-type="float" office:value="1170986" calcext:value-type="float">
            <text:p>1170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049" calcext:value-type="float">
            <text:p>2049</text:p>
          </table:table-cell>
          <table:table-cell office:value-type="float" office:value="22343896.585294" calcext:value-type="float">
            <text:p>22343896.585294</text:p>
          </table:table-cell>
          <table:table-cell office:value-type="float" office:value="17081195.631435" calcext:value-type="float">
            <text:p>17081195.631435</text:p>
          </table:table-cell>
          <table:table-cell office:value-type="float" office:value="263829" calcext:value-type="float">
            <text:p>263829</text:p>
          </table:table-cell>
          <table:table-cell office:value-type="float" office:value="62842000" calcext:value-type="float">
            <text:p>6284200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049" calcext:value-type="float">
            <text:p>2049</text:p>
          </table:table-cell>
          <table:table-cell office:value-type="float" office:value="626649.936" calcext:value-type="float">
            <text:p>626649.936</text:p>
          </table:table-cell>
          <table:table-cell office:value-type="float" office:value="72744.839133" calcext:value-type="float">
            <text:p>72744.839133</text:p>
          </table:table-cell>
          <table:table-cell office:value-type="float" office:value="208905" calcext:value-type="float">
            <text:p>208905</text:p>
          </table:table-cell>
          <table:table-cell office:value-type="float" office:value="764509" calcext:value-type="float">
            <text:p>7645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4097" calcext:value-type="float">
            <text:p>4097</text:p>
          </table:table-cell>
          <table:table-cell office:value-type="float" office:value="24400281.224138" calcext:value-type="float">
            <text:p>24400281.224138</text:p>
          </table:table-cell>
          <table:table-cell office:value-type="float" office:value="18212712.581153" calcext:value-type="float">
            <text:p>18212712.581153</text:p>
          </table:table-cell>
          <table:table-cell office:value-type="float" office:value="660188" calcext:value-type="float">
            <text:p>660188</text:p>
          </table:table-cell>
          <table:table-cell office:value-type="float" office:value="77501016" calcext:value-type="float">
            <text:p>77501016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4097" calcext:value-type="float">
            <text:p>4097</text:p>
          </table:table-cell>
          <table:table-cell office:value-type="float" office:value="618583.107" calcext:value-type="float">
            <text:p>618583.107</text:p>
          </table:table-cell>
          <table:table-cell office:value-type="float" office:value="112889.412298" calcext:value-type="float">
            <text:p>112889.412298</text:p>
          </table:table-cell>
          <table:table-cell office:value-type="float" office:value="224718" calcext:value-type="float">
            <text:p>224718</text:p>
          </table:table-cell>
          <table:table-cell office:value-type="float" office:value="820498" calcext:value-type="float">
            <text:p>82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8193" calcext:value-type="float">
            <text:p>8193</text:p>
          </table:table-cell>
          <table:table-cell office:value-type="float" office:value="22210194.967164" calcext:value-type="float">
            <text:p>22210194.967164</text:p>
          </table:table-cell>
          <table:table-cell office:value-type="float" office:value="16867383.27998" calcext:value-type="float">
            <text:p>16867383.27998</text:p>
          </table:table-cell>
          <table:table-cell office:value-type="float" office:value="271171" calcext:value-type="float">
            <text:p>271171</text:p>
          </table:table-cell>
          <table:table-cell office:value-type="float" office:value="63775364" calcext:value-type="float">
            <text:p>63775364</text:p>
          </table:table-cell>
          <table:table-cell office:value-type="float" office:value="335" calcext:value-type="float">
            <text:p>335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8193" calcext:value-type="float">
            <text:p>8193</text:p>
          </table:table-cell>
          <table:table-cell office:value-type="float" office:value="674512.383" calcext:value-type="float">
            <text:p>674512.383</text:p>
          </table:table-cell>
          <table:table-cell office:value-type="float" office:value="89423.971792" calcext:value-type="float">
            <text:p>89423.971792</text:p>
          </table:table-cell>
          <table:table-cell office:value-type="float" office:value="136332" calcext:value-type="float">
            <text:p>136332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18274553.990792" calcext:value-type="float">
            <text:p>18274553.990792</text:p>
          </table:table-cell>
          <table:table-cell office:value-type="float" office:value="12828327.385419" calcext:value-type="float">
            <text:p>12828327.385419</text:p>
          </table:table-cell>
          <table:table-cell office:value-type="float" office:value="261982" calcext:value-type="float">
            <text:p>261982</text:p>
          </table:table-cell>
          <table:table-cell office:value-type="float" office:value="46997390" calcext:value-type="float">
            <text:p>46997390</text:p>
          </table:table-cell>
          <table:table-cell office:value-type="float" office:value="543" calcext:value-type="float">
            <text:p>543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6385" calcext:value-type="float">
            <text:p>16385</text:p>
          </table:table-cell>
          <table:table-cell office:value-type="float" office:value="727764.76" calcext:value-type="float">
            <text:p>727764.76</text:p>
          </table:table-cell>
          <table:table-cell office:value-type="float" office:value="79647.932385" calcext:value-type="float">
            <text:p>79647.932385</text:p>
          </table:table-cell>
          <table:table-cell office:value-type="float" office:value="266663" calcext:value-type="float">
            <text:p>266663</text:p>
          </table:table-cell>
          <table:table-cell office:value-type="float" office:value="1326344" calcext:value-type="float">
            <text:p>1326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4628165.21745" calcext:value-type="float">
            <text:p>4628165.21745</text:p>
          </table:table-cell>
          <table:table-cell office:value-type="float" office:value="6384345.206008" calcext:value-type="float">
            <text:p>6384345.206008</text:p>
          </table:table-cell>
          <table:table-cell office:value-type="float" office:value="231457" calcext:value-type="float">
            <text:p>231457</text:p>
          </table:table-cell>
          <table:table-cell office:value-type="float" office:value="34565765" calcext:value-type="float">
            <text:p>34565765</text:p>
          </table:table-cell>
          <table:table-cell office:value-type="float" office:value="745" calcext:value-type="float">
            <text:p>7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32769" calcext:value-type="float">
            <text:p>32769</text:p>
          </table:table-cell>
          <table:table-cell office:value-type="float" office:value="912217.133" calcext:value-type="float">
            <text:p>912217.133</text:p>
          </table:table-cell>
          <table:table-cell office:value-type="float" office:value="141709.586411" calcext:value-type="float">
            <text:p>141709.586411</text:p>
          </table:table-cell>
          <table:table-cell office:value-type="float" office:value="175200" calcext:value-type="float">
            <text:p>175200</text:p>
          </table:table-cell>
          <table:table-cell office:value-type="float" office:value="1113349" calcext:value-type="float">
            <text:p>11133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004138.769" calcext:value-type="float">
            <text:p>1004138.769</text:p>
          </table:table-cell>
          <table:table-cell office:value-type="float" office:value="114576.225275" calcext:value-type="float">
            <text:p>114576.225275</text:p>
          </table:table-cell>
          <table:table-cell office:value-type="float" office:value="303532" calcext:value-type="float">
            <text:p>303532</text:p>
          </table:table-cell>
          <table:table-cell office:value-type="float" office:value="1129002" calcext:value-type="float">
            <text:p>11290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65537" calcext:value-type="float">
            <text:p>65537</text:p>
          </table:table-cell>
          <table:table-cell office:value-type="float" office:value="1306863.824" calcext:value-type="float">
            <text:p>1306863.824</text:p>
          </table:table-cell>
          <table:table-cell office:value-type="float" office:value="143221.276461" calcext:value-type="float">
            <text:p>143221.276461</text:p>
          </table:table-cell>
          <table:table-cell office:value-type="float" office:value="310549" calcext:value-type="float">
            <text:p>310549</text:p>
          </table:table-cell>
          <table:table-cell office:value-type="float" office:value="1536623" calcext:value-type="float">
            <text:p>1536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353357.81" calcext:value-type="float">
            <text:p>1353357.81</text:p>
          </table:table-cell>
          <table:table-cell office:value-type="float" office:value="228180.405288" calcext:value-type="float">
            <text:p>228180.405288</text:p>
          </table:table-cell>
          <table:table-cell office:value-type="float" office:value="297079" calcext:value-type="float">
            <text:p>297079</text:p>
          </table:table-cell>
          <table:table-cell office:value-type="float" office:value="1513931" calcext:value-type="float">
            <text:p>15139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31073" calcext:value-type="float">
            <text:p>131073</text:p>
          </table:table-cell>
          <table:table-cell office:value-type="float" office:value="1751825.924" calcext:value-type="float">
            <text:p>1751825.924</text:p>
          </table:table-cell>
          <table:table-cell office:value-type="float" office:value="271648.580063" calcext:value-type="float">
            <text:p>271648.580063</text:p>
          </table:table-cell>
          <table:table-cell office:value-type="float" office:value="593097" calcext:value-type="float">
            <text:p>593097</text:p>
          </table:table-cell>
          <table:table-cell office:value-type="float" office:value="3454578" calcext:value-type="float">
            <text:p>3454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1983706.856" calcext:value-type="float">
            <text:p>1983706.856</text:p>
          </table:table-cell>
          <table:table-cell office:value-type="float" office:value="374375.452258" calcext:value-type="float">
            <text:p>374375.452258</text:p>
          </table:table-cell>
          <table:table-cell office:value-type="float" office:value="461775" calcext:value-type="float">
            <text:p>461775</text:p>
          </table:table-cell>
          <table:table-cell office:value-type="float" office:value="2240600" calcext:value-type="float">
            <text:p>2240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262145" calcext:value-type="float">
            <text:p>262145</text:p>
          </table:table-cell>
          <table:table-cell office:value-type="float" office:value="2681201.261" calcext:value-type="float">
            <text:p>2681201.261</text:p>
          </table:table-cell>
          <table:table-cell office:value-type="float" office:value="327972.069737" calcext:value-type="float">
            <text:p>327972.069737</text:p>
          </table:table-cell>
          <table:table-cell office:value-type="float" office:value="645811" calcext:value-type="float">
            <text:p>645811</text:p>
          </table:table-cell>
          <table:table-cell office:value-type="float" office:value="5848078" calcext:value-type="float">
            <text:p>58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3290192.226" calcext:value-type="float">
            <text:p>3290192.226</text:p>
          </table:table-cell>
          <table:table-cell office:value-type="float" office:value="677128.144985" calcext:value-type="float">
            <text:p>677128.144985</text:p>
          </table:table-cell>
          <table:table-cell office:value-type="float" office:value="741668" calcext:value-type="float">
            <text:p>741668</text:p>
          </table:table-cell>
          <table:table-cell office:value-type="float" office:value="4718378" calcext:value-type="float">
            <text:p>4718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524289" calcext:value-type="float">
            <text:p>524289</text:p>
          </table:table-cell>
          <table:table-cell office:value-type="float" office:value="5108111.471" calcext:value-type="float">
            <text:p>5108111.471</text:p>
          </table:table-cell>
          <table:table-cell office:value-type="float" office:value="630965.348637" calcext:value-type="float">
            <text:p>630965.348637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9664682" calcext:value-type="float">
            <text:p>96646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5982449.451" calcext:value-type="float">
            <text:p>5982449.451</text:p>
          </table:table-cell>
          <table:table-cell office:value-type="float" office:value="1128486.500954" calcext:value-type="float">
            <text:p>1128486.500954</text:p>
          </table:table-cell>
          <table:table-cell office:value-type="float" office:value="1399164" calcext:value-type="float">
            <text:p>1399164</text:p>
          </table:table-cell>
          <table:table-cell office:value-type="float" office:value="9657712" calcext:value-type="float">
            <text:p>9657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PNZERO-IPC/fast</text:p>
          </table:table-cell>
          <table:table-cell office:value-type="float" office:value="1048577" calcext:value-type="float">
            <text:p>1048577</text:p>
          </table:table-cell>
          <table:table-cell office:value-type="float" office:value="9469326.861" calcext:value-type="float">
            <text:p>9469326.861</text:p>
          </table:table-cell>
          <table:table-cell office:value-type="float" office:value="1392871.106426" calcext:value-type="float">
            <text:p>1392871.106426</text:p>
          </table:table-cell>
          <table:table-cell office:value-type="float" office:value="2708078" calcext:value-type="float">
            <text:p>2708078</text:p>
          </table:table-cell>
          <table:table-cell office:value-type="float" office:value="10659438" calcext:value-type="float">
            <text:p>10659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1156030.075075" calcext:value-type="float">
            <text:p>1156030.075075</text:p>
          </table:table-cell>
          <table:table-cell office:value-type="float" office:value="78734.153512" calcext:value-type="float">
            <text:p>78734.153512</text:p>
          </table:table-cell>
          <table:table-cell office:value-type="float" office:value="864734" calcext:value-type="float">
            <text:p>864734</text:p>
          </table:table-cell>
          <table:table-cell office:value-type="float" office:value="1768341" calcext:value-type="float">
            <text:p>17683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1166924.737" calcext:value-type="float">
            <text:p>1166924.737</text:p>
          </table:table-cell>
          <table:table-cell office:value-type="float" office:value="80609.419481" calcext:value-type="float">
            <text:p>80609.419481</text:p>
          </table:table-cell>
          <table:table-cell office:value-type="float" office:value="637652" calcext:value-type="float">
            <text:p>637652</text:p>
          </table:table-cell>
          <table:table-cell office:value-type="float" office:value="1370034" calcext:value-type="float">
            <text:p>13700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1167196.726" calcext:value-type="float">
            <text:p>1167196.726</text:p>
          </table:table-cell>
          <table:table-cell office:value-type="float" office:value="62244.809772" calcext:value-type="float">
            <text:p>62244.809772</text:p>
          </table:table-cell>
          <table:table-cell office:value-type="float" office:value="674507" calcext:value-type="float">
            <text:p>674507</text:p>
          </table:table-cell>
          <table:table-cell office:value-type="float" office:value="1505998" calcext:value-type="float">
            <text:p>1505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1238485.922" calcext:value-type="float">
            <text:p>1238485.922</text:p>
          </table:table-cell>
          <table:table-cell office:value-type="float" office:value="81574.924646" calcext:value-type="float">
            <text:p>81574.924646</text:p>
          </table:table-cell>
          <table:table-cell office:value-type="float" office:value="801455" calcext:value-type="float">
            <text:p>801455</text:p>
          </table:table-cell>
          <table:table-cell office:value-type="float" office:value="1889677" calcext:value-type="float">
            <text:p>18896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1313910.812" calcext:value-type="float">
            <text:p>1313910.812</text:p>
          </table:table-cell>
          <table:table-cell office:value-type="float" office:value="71250.048712" calcext:value-type="float">
            <text:p>71250.048712</text:p>
          </table:table-cell>
          <table:table-cell office:value-type="float" office:value="993453" calcext:value-type="float">
            <text:p>993453</text:p>
          </table:table-cell>
          <table:table-cell office:value-type="float" office:value="1541065" calcext:value-type="float">
            <text:p>1541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0" calcext:value-type="float">
            <text:p>1040</text:p>
          </table:table-cell>
          <table:table-cell office:value-type="float" office:value="1440000.61" calcext:value-type="float">
            <text:p>1440000.61</text:p>
          </table:table-cell>
          <table:table-cell office:value-type="float" office:value="86251.887277" calcext:value-type="float">
            <text:p>86251.887277</text:p>
          </table:table-cell>
          <table:table-cell office:value-type="float" office:value="1168135" calcext:value-type="float">
            <text:p>1168135</text:p>
          </table:table-cell>
          <table:table-cell office:value-type="float" office:value="1796795" calcext:value-type="float">
            <text:p>17967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64" calcext:value-type="float">
            <text:p>2064</text:p>
          </table:table-cell>
          <table:table-cell office:value-type="float" office:value="1591009.658" calcext:value-type="float">
            <text:p>1591009.658</text:p>
          </table:table-cell>
          <table:table-cell office:value-type="float" office:value="93444.366069" calcext:value-type="float">
            <text:p>93444.366069</text:p>
          </table:table-cell>
          <table:table-cell office:value-type="float" office:value="1323714" calcext:value-type="float">
            <text:p>1323714</text:p>
          </table:table-cell>
          <table:table-cell office:value-type="float" office:value="3256278" calcext:value-type="float">
            <text:p>3256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12" calcext:value-type="float">
            <text:p>4112</text:p>
          </table:table-cell>
          <table:table-cell office:value-type="float" office:value="2299693.67" calcext:value-type="float">
            <text:p>2299693.67</text:p>
          </table:table-cell>
          <table:table-cell office:value-type="float" office:value="110263.203859" calcext:value-type="float">
            <text:p>110263.203859</text:p>
          </table:table-cell>
          <table:table-cell office:value-type="float" office:value="1902468" calcext:value-type="float">
            <text:p>1902468</text:p>
          </table:table-cell>
          <table:table-cell office:value-type="float" office:value="3036660" calcext:value-type="float">
            <text:p>30366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208" calcext:value-type="float">
            <text:p>8208</text:p>
          </table:table-cell>
          <table:table-cell office:value-type="float" office:value="3182580.24" calcext:value-type="float">
            <text:p>3182580.24</text:p>
          </table:table-cell>
          <table:table-cell office:value-type="float" office:value="92677.094771" calcext:value-type="float">
            <text:p>92677.094771</text:p>
          </table:table-cell>
          <table:table-cell office:value-type="float" office:value="2839963" calcext:value-type="float">
            <text:p>2839963</text:p>
          </table:table-cell>
          <table:table-cell office:value-type="float" office:value="3571377" calcext:value-type="float">
            <text:p>3571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400" calcext:value-type="float">
            <text:p>16400</text:p>
          </table:table-cell>
          <table:table-cell office:value-type="float" office:value="5277337.997" calcext:value-type="float">
            <text:p>5277337.997</text:p>
          </table:table-cell>
          <table:table-cell office:value-type="float" office:value="93697.037283" calcext:value-type="float">
            <text:p>93697.037283</text:p>
          </table:table-cell>
          <table:table-cell office:value-type="float" office:value="4989445" calcext:value-type="float">
            <text:p>4989445</text:p>
          </table:table-cell>
          <table:table-cell office:value-type="float" office:value="6494594" calcext:value-type="float">
            <text:p>64945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9474543.517" calcext:value-type="float">
            <text:p>9474543.517</text:p>
          </table:table-cell>
          <table:table-cell office:value-type="float" office:value="91095.204894" calcext:value-type="float">
            <text:p>91095.204894</text:p>
          </table:table-cell>
          <table:table-cell office:value-type="float" office:value="9162345" calcext:value-type="float">
            <text:p>9162345</text:p>
          </table:table-cell>
          <table:table-cell office:value-type="float" office:value="9701222" calcext:value-type="float">
            <text:p>9701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52" calcext:value-type="float">
            <text:p>65552</text:p>
          </table:table-cell>
          <table:table-cell office:value-type="float" office:value="17784666.323" calcext:value-type="float">
            <text:p>17784666.323</text:p>
          </table:table-cell>
          <table:table-cell office:value-type="float" office:value="112167.691051" calcext:value-type="float">
            <text:p>112167.691051</text:p>
          </table:table-cell>
          <table:table-cell office:value-type="float" office:value="17469926" calcext:value-type="float">
            <text:p>17469926</text:p>
          </table:table-cell>
          <table:table-cell office:value-type="float" office:value="19903224" calcext:value-type="float">
            <text:p>19903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88" calcext:value-type="float">
            <text:p>131088</text:p>
          </table:table-cell>
          <table:table-cell office:value-type="float" office:value="34629791.18" calcext:value-type="float">
            <text:p>34629791.18</text:p>
          </table:table-cell>
          <table:table-cell office:value-type="float" office:value="73359.337977" calcext:value-type="float">
            <text:p>73359.337977</text:p>
          </table:table-cell>
          <table:table-cell office:value-type="float" office:value="34378375" calcext:value-type="float">
            <text:p>34378375</text:p>
          </table:table-cell>
          <table:table-cell office:value-type="float" office:value="35142057" calcext:value-type="float">
            <text:p>351420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60" calcext:value-type="float">
            <text:p>262160</text:p>
          </table:table-cell>
          <table:table-cell office:value-type="float" office:value="68171302.379" calcext:value-type="float">
            <text:p>68171302.379</text:p>
          </table:table-cell>
          <table:table-cell office:value-type="float" office:value="120281.28884" calcext:value-type="float">
            <text:p>120281.28884</text:p>
          </table:table-cell>
          <table:table-cell office:value-type="float" office:value="67772544" calcext:value-type="float">
            <text:p>67772544</text:p>
          </table:table-cell>
          <table:table-cell office:value-type="float" office:value="69312235" calcext:value-type="float">
            <text:p>69312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304" calcext:value-type="float">
            <text:p>524304</text:p>
          </table:table-cell>
          <table:table-cell office:value-type="float" office:value="137013312.045" calcext:value-type="float">
            <text:p>137013312.045</text:p>
          </table:table-cell>
          <table:table-cell office:value-type="float" office:value="152939.38707" calcext:value-type="float">
            <text:p>152939.38707</text:p>
          </table:table-cell>
          <table:table-cell office:value-type="float" office:value="136025137" calcext:value-type="float">
            <text:p>136025137</text:p>
          </table:table-cell>
          <table:table-cell office:value-type="float" office:value="137561530" calcext:value-type="float">
            <text:p>137561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8592" calcext:value-type="float">
            <text:p>1048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97168" calcext:value-type="float">
            <text:p>2097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94320" calcext:value-type="float">
            <text:p>4194320</text:p>
          </table:table-cell>
          <table:table-cell table:number-columns-repeated="26"/>
        </table:table-row>
      </table:table>
      <table:table table:name="ROS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1:55:29.210120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7T13:01:34.001538770</dc:date>
    <meta:editing-duration>PT4H45M21S</meta:editing-duration>
    <meta:editing-cycles>36</meta:editing-cycles>
    <meta:document-statistic meta:table-count="2" meta:cell-count="1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35cm" svg:height="15.755cm" xlink:href=".." xlink:type="simple" chart:class="chart:bar" chart:style-name="ch1">
        <chart:legend chart:legend-position="end" svg:x="34.299cm" svg:y="7.08cm" style:legend-expansion="high" chart:style-name="ch2"/>
        <chart:plot-area chart:style-name="ch3" table:cell-range-address="CapnZeroEval.V1:CapnZeroEval.W24 CapnZeroEval.K24:CapnZeroEval.K24 CapnZeroEval.M24:CapnZeroEval.M44 CapnZeroEval.I1:CapnZeroEval.I1 CapnZeroEval.A1:CapnZeroEval.A1 CapnZeroEval.C1:CapnZeroEval.C21 CapnZeroEval.U1:CapnZeroEval.U1" chart:data-source-has-labels="both" svg:x="0.95cm" svg:y="1.424cm" svg:width="32.839cm" svg:height="14.11cm">
          <chartooo:coordinate-region svg:x="2.683cm" svg:y="1.623cm" svg:width="31.106cm" svg:height="12.465cm"/>
          <chart:axis chart:dimension="x" chart:name="primary-x" chart:style-name="ch4" chartooo:axis-type="auto">
            <chartooo:date-scale/>
            <chart:categories table:cell-range-address="CapnZeroEval.V1:CapnZeroEval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M24:CapnZeroEval.M44" chart:label-cell-address="CapnZeroEval.K24:CapnZeroEval.K24" chart:class="chart:bar">
            <chart:data-point chart:repeated="21"/>
            <loext:propertry-mapping loext:property="FillColor" loext:cell-range-address="CapnZeroEval.I1:CapnZeroEval.I1"/>
          </chart:series>
          <chart:series chart:style-name="ch8" chart:values-cell-range-address="CapnZeroEval.C1:CapnZeroEval.C21" chart:label-cell-address="CapnZeroEval.A1:CapnZeroEval.A1" chart:class="chart:bar">
            <chart:data-point chart:repeated="21"/>
          </chart:series>
          <chart:series chart:style-name="ch9" chart:values-cell-range-address="CapnZeroEval.W1:CapnZeroEval.W24" chart:label-cell-address="CapnZeroEval.U1:CapnZeroEval.U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NZERO-IPC/fast</text:p>
                <draw:g>
                  <svg:desc>CapnZeroEval.K24:CapnZeroEval.K24</svg:desc>
                </draw:g>
              </table:table-cell>
              <table:table-cell office:value-type="string">
                <text:p/>
              </table:table-cell>
              <table:table-cell office:value-type="string">
                <text:p>ROS/Slow</text:p>
                <draw:g>
                  <svg:desc>CapnZeroEval.A1:CapnZeroEval.A1</svg:desc>
                </draw:g>
              </table:table-cell>
              <table:table-cell office:value-type="string">
                <text:p>ROSMQ-IPC/fast</text:p>
                <draw:g>
                  <svg:desc>CapnZeroEval.U1:CapnZeroEval.U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pnZeroEval.V1:CapnZeroEval.V24</svg:desc>
                </draw:g>
              </table:table-cell>
              <table:table-cell office:value-type="float" office:value="566225.528529">
                <text:p>566225.528529</text:p>
                <draw:g>
                  <svg:desc>CapnZeroEval.M24:CapnZeroEval.M44</svg:desc>
                </draw:g>
              </table:table-cell>
              <table:table-cell office:value-type="float" office:value="NaN">
                <text:p>NaN</text:p>
                <draw:g>
                  <svg:desc>CapnZeroEval.I1:CapnZeroEval.I1</svg:desc>
                </draw:g>
              </table:table-cell>
              <table:table-cell office:value-type="float" office:value="674065.890562">
                <text:p>674065.890562</text:p>
                <draw:g>
                  <svg:desc>CapnZeroEval.C1:CapnZeroEval.C21</svg:desc>
                </draw:g>
              </table:table-cell>
              <table:table-cell office:value-type="float" office:value="560608.156469">
                <text:p>560608.156469</text:p>
                <draw:g>
                  <svg:desc>CapnZeroEval.W1:CapnZeroEval.W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9761.371">
                <text:p>569761.371</text:p>
              </table:table-cell>
              <table:table-cell office:value-type="float" office:value="NaN">
                <text:p>NaN</text:p>
              </table:table-cell>
              <table:table-cell office:value-type="float" office:value="702438.685686">
                <text:p>702438.685686</text:p>
              </table:table-cell>
              <table:table-cell office:value-type="float" office:value="537204.398">
                <text:p>537204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6885.577">
                <text:p>546885.577</text:p>
              </table:table-cell>
              <table:table-cell office:value-type="float" office:value="NaN">
                <text:p>NaN</text:p>
              </table:table-cell>
              <table:table-cell office:value-type="float" office:value="685197.536537">
                <text:p>685197.536537</text:p>
              </table:table-cell>
              <table:table-cell office:value-type="float" office:value="551361.586">
                <text:p>551361.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5981.113">
                <text:p>555981.113</text:p>
              </table:table-cell>
              <table:table-cell office:value-type="float" office:value="NaN">
                <text:p>NaN</text:p>
              </table:table-cell>
              <table:table-cell office:value-type="float" office:value="679631.544545">
                <text:p>679631.544545</text:p>
              </table:table-cell>
              <table:table-cell office:value-type="float" office:value="534952.956">
                <text:p>534952.9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7686.847">
                <text:p>557686.847</text:p>
              </table:table-cell>
              <table:table-cell office:value-type="float" office:value="NaN">
                <text:p>NaN</text:p>
              </table:table-cell>
              <table:table-cell office:value-type="float" office:value="688235.365365">
                <text:p>688235.365365</text:p>
              </table:table-cell>
              <table:table-cell office:value-type="float" office:value="495547.786">
                <text:p>495547.7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42969.516">
                <text:p>542969.516</text:p>
              </table:table-cell>
              <table:table-cell office:value-type="float" office:value="NaN">
                <text:p>NaN</text:p>
              </table:table-cell>
              <table:table-cell office:value-type="float" office:value="724378.848849">
                <text:p>724378.848849</text:p>
              </table:table-cell>
              <table:table-cell office:value-type="float" office:value="501005.297">
                <text:p>501005.2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2214.552">
                <text:p>572214.552</text:p>
              </table:table-cell>
              <table:table-cell office:value-type="float" office:value="NaN">
                <text:p>NaN</text:p>
              </table:table-cell>
              <table:table-cell office:value-type="float" office:value="684284.329329">
                <text:p>684284.329329</text:p>
              </table:table-cell>
              <table:table-cell office:value-type="float" office:value="552333.07">
                <text:p>552333.0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3070.675">
                <text:p>563070.675</text:p>
              </table:table-cell>
              <table:table-cell office:value-type="float" office:value="NaN">
                <text:p>NaN</text:p>
              </table:table-cell>
              <table:table-cell office:value-type="float" office:value="675912.873874">
                <text:p>675912.873874</text:p>
              </table:table-cell>
              <table:table-cell office:value-type="float" office:value="546212.772">
                <text:p>546212.7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14313.148">
                <text:p>514313.148</text:p>
              </table:table-cell>
              <table:table-cell office:value-type="float" office:value="NaN">
                <text:p>NaN</text:p>
              </table:table-cell>
              <table:table-cell office:value-type="float" office:value="681926.188188">
                <text:p>681926.188188</text:p>
              </table:table-cell>
              <table:table-cell office:value-type="float" office:value="572147.618">
                <text:p>572147.6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73282.864">
                <text:p>573282.864</text:p>
              </table:table-cell>
              <table:table-cell office:value-type="float" office:value="NaN">
                <text:p>NaN</text:p>
              </table:table-cell>
              <table:table-cell office:value-type="float" office:value="640157.992993">
                <text:p>640157.992993</text:p>
              </table:table-cell>
              <table:table-cell office:value-type="float" office:value="564411.856">
                <text:p>564411.85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596891.972">
                <text:p>596891.972</text:p>
              </table:table-cell>
              <table:table-cell office:value-type="float" office:value="NaN">
                <text:p>NaN</text:p>
              </table:table-cell>
              <table:table-cell office:value-type="float" office:value="650325.418418">
                <text:p>650325.418418</text:p>
              </table:table-cell>
              <table:table-cell office:value-type="float" office:value="595113.562">
                <text:p>595113.562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626649.936">
                <text:p>626649.936</text:p>
              </table:table-cell>
              <table:table-cell office:value-type="float" office:value="NaN">
                <text:p>NaN</text:p>
              </table:table-cell>
              <table:table-cell office:value-type="float" office:value="649590.133133">
                <text:p>649590.133133</text:p>
              </table:table-cell>
              <table:table-cell office:value-type="float" office:value="676035.467">
                <text:p>676035.467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618583.107">
                <text:p>618583.107</text:p>
              </table:table-cell>
              <table:table-cell office:value-type="float" office:value="NaN">
                <text:p>NaN</text:p>
              </table:table-cell>
              <table:table-cell office:value-type="float" office:value="658347.453453">
                <text:p>658347.453453</text:p>
              </table:table-cell>
              <table:table-cell office:value-type="float" office:value="742273.775">
                <text:p>742273.775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674512.383">
                <text:p>674512.383</text:p>
              </table:table-cell>
              <table:table-cell office:value-type="float" office:value="NaN">
                <text:p>NaN</text:p>
              </table:table-cell>
              <table:table-cell office:value-type="float" office:value="697830.635636">
                <text:p>697830.635636</text:p>
              </table:table-cell>
              <table:table-cell office:value-type="float" office:value="949591.915">
                <text:p>949591.915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727764.76">
                <text:p>727764.76</text:p>
              </table:table-cell>
              <table:table-cell office:value-type="float" office:value="NaN">
                <text:p>NaN</text:p>
              </table:table-cell>
              <table:table-cell office:value-type="float" office:value="733683.271271">
                <text:p>733683.271271</text:p>
              </table:table-cell>
              <table:table-cell office:value-type="float" office:value="1248008.101">
                <text:p>1248008.10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912217.133">
                <text:p>912217.133</text:p>
              </table:table-cell>
              <table:table-cell office:value-type="float" office:value="NaN">
                <text:p>NaN</text:p>
              </table:table-cell>
              <table:table-cell office:value-type="float" office:value="807265.156156">
                <text:p>807265.156156</text:p>
              </table:table-cell>
              <table:table-cell office:value-type="float" office:value="2048913.299">
                <text:p>2048913.299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1306863.824">
                <text:p>1306863.824</text:p>
              </table:table-cell>
              <table:table-cell office:value-type="float" office:value="NaN">
                <text:p>NaN</text:p>
              </table:table-cell>
              <table:table-cell office:value-type="float" office:value="1000770.835">
                <text:p>1000770.835</text:p>
              </table:table-cell>
              <table:table-cell office:value-type="float" office:value="3481487.851">
                <text:p>3481487.851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751825.924">
                <text:p>1751825.924</text:p>
              </table:table-cell>
              <table:table-cell office:value-type="float" office:value="NaN">
                <text:p>NaN</text:p>
              </table:table-cell>
              <table:table-cell office:value-type="float" office:value="1381138.397">
                <text:p>1381138.397</text:p>
              </table:table-cell>
              <table:table-cell office:value-type="float" office:value="6280550.407">
                <text:p>6280550.407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81201.261">
                <text:p>2681201.261</text:p>
              </table:table-cell>
              <table:table-cell office:value-type="float" office:value="NaN">
                <text:p>NaN</text:p>
              </table:table-cell>
              <table:table-cell office:value-type="float" office:value="2080381.597">
                <text:p>2080381.597</text:p>
              </table:table-cell>
              <table:table-cell office:value-type="float" office:value="10750921.447">
                <text:p>10750921.447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108111.471">
                <text:p>5108111.471</text:p>
              </table:table-cell>
              <table:table-cell office:value-type="float" office:value="NaN">
                <text:p>NaN</text:p>
              </table:table-cell>
              <table:table-cell office:value-type="float" office:value="3400774.833">
                <text:p>3400774.833</text:p>
              </table:table-cell>
              <table:table-cell office:value-type="float" office:value="11764095.273">
                <text:p>11764095.273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9469326.861">
                <text:p>9469326.861</text:p>
              </table:table-cell>
              <table:table-cell office:value-type="float" office:value="NaN">
                <text:p>NaN</text:p>
              </table:table-cell>
              <table:table-cell office:value-type="float" office:value="6206887.785">
                <text:p>6206887.785</text:p>
              </table:table-cell>
              <table:table-cell office:value-type="float" office:value="10419704.936">
                <text:p>10419704.936</text:p>
              </table:table-cell>
            </table:table-row>
            <table:table-row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5641.327">
                <text:p>10555641.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3.657cm" svg:y="3.703cm" style:legend-expansion="high" chart:style-name="ch2"/>
        <chart:plot-area chart:style-name="ch3" table:cell-range-address="CapnZeroEval.B46:CapnZeroEval.C63 CapnZeroEval.A46:CapnZeroEval.A46 CapnZeroEval.U46:CapnZeroEval.U46 CapnZeroEval.W46:CapnZeroEval.W52 CapnZeroEval.K52:CapnZeroEval.K52 CapnZeroEval.M46:CapnZeroEval.M63" chart:data-source-has-labels="both" svg:x="0.514cm" svg:y="0.18cm" svg:width="22.629cm" svg:height="8.64cm">
          <chartooo:coordinate-region svg:x="2.247cm" svg:y="0.379cm" svg:width="20.061cm" svg:height="7.794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pnZeroEval.C46:CapnZeroEval.C63" chart:label-cell-address="CapnZeroEval.A46:CapnZeroEval.A46" chart:class="chart:scatter">
            <chart:domain table:cell-range-address="CapnZeroEval.B46:CapnZeroEval.B63"/>
            <chart:data-point chart:repeated="18"/>
          </chart:series>
          <chart:series chart:style-name="ch7" chart:values-cell-range-address="CapnZeroEval.W46:CapnZeroEval.W52" chart:label-cell-address="CapnZeroEval.U46:CapnZeroEval.U46" chart:class="chart:scatter">
            <chart:domain table:cell-range-address="CapnZeroEval.V46:CapnZeroEval.V52"/>
            <chart:data-point chart:repeated="7"/>
          </chart:series>
          <chart:series chart:style-name="ch8" chart:values-cell-range-address="CapnZeroEval.M46:CapnZeroEval.M63" chart:label-cell-address="CapnZeroEval.K52:CapnZeroEval.K52" chart:class="chart:scatter">
            <chart:domain table:cell-range-address="CapnZeroEval.L46:CapnZeroEval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CapnZeroEval.U46:CapnZeroEval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52:CapnZeroEval.K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  <table:table-cell office:value-type="float" office:value="48">
                <text:p>48</text:p>
                <draw:g>
                  <svg:desc>CapnZeroEval.V46:CapnZeroEval.V52</svg:desc>
                </draw:g>
              </table:table-cell>
              <table:table-cell office:value-type="float" office:value="1060890.784">
                <text:p>1060890.784</text:p>
                <draw:g>
                  <svg:desc>CapnZeroEval.W46:CapnZeroEval.W52</svg:desc>
                </draw:g>
              </table:table-cell>
              <table:table-cell office:value-type="float" office:value="48">
                <text:p>48</text:p>
                <draw:g>
                  <svg:desc>CapnZeroEval.L46:CapnZeroEval.L60</svg:desc>
                </draw:g>
              </table:table-cell>
              <table:table-cell office:value-type="float" office:value="1156030.075075">
                <text:p>1156030.075075</text:p>
                <draw:g>
                  <svg:desc>CapnZeroEval.M46:CapnZeroEval.M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80">
                <text:p>80</text:p>
              </table:table-cell>
              <table:table-cell office:value-type="float" office:value="1166924.737">
                <text:p>1166924.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144">
                <text:p>144</text:p>
              </table:table-cell>
              <table:table-cell office:value-type="float" office:value="1167196.726">
                <text:p>1167196.7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272">
                <text:p>272</text:p>
              </table:table-cell>
              <table:table-cell office:value-type="float" office:value="1238485.922">
                <text:p>1238485.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528">
                <text:p>528</text:p>
              </table:table-cell>
              <table:table-cell office:value-type="float" office:value="1313910.812">
                <text:p>1313910.81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1040">
                <text:p>1040</text:p>
              </table:table-cell>
              <table:table-cell office:value-type="float" office:value="1440000.61">
                <text:p>1440000.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2064">
                <text:p>2064</text:p>
              </table:table-cell>
              <table:table-cell office:value-type="float" office:value="1591009.658">
                <text:p>1591009.65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">
                <text:p>4112</text:p>
              </table:table-cell>
              <table:table-cell office:value-type="float" office:value="2299693.67">
                <text:p>2299693.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8">
                <text:p>8208</text:p>
              </table:table-cell>
              <table:table-cell office:value-type="float" office:value="3182580.24">
                <text:p>3182580.2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5277337.997">
                <text:p>5277337.9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84">
                <text:p>32784</text:p>
              </table:table-cell>
              <table:table-cell office:value-type="float" office:value="9474543.517">
                <text:p>9474543.51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52">
                <text:p>65552</text:p>
              </table:table-cell>
              <table:table-cell office:value-type="float" office:value="17784666.323">
                <text:p>17784666.323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88">
                <text:p>131088</text:p>
              </table:table-cell>
              <table:table-cell office:value-type="float" office:value="34629791.18">
                <text:p>34629791.1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60">
                <text:p>262160</text:p>
              </table:table-cell>
              <table:table-cell office:value-type="float" office:value="68171302.379">
                <text:p>68171302.37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304">
                <text:p>524304</text:p>
              </table:table-cell>
              <table:table-cell office:value-type="float" office:value="137013312.045">
                <text:p>137013312.045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